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4pt"/>
    </style:style>
    <style:style style:name="co2" style:family="table-column">
      <style:table-column-properties fo:break-before="auto" style:column-width="105.65pt"/>
    </style:style>
    <style:style style:name="co3" style:family="table-column">
      <style:table-column-properties fo:break-before="auto" style:column-width="117.95pt"/>
    </style:style>
    <style:style style:name="co4" style:family="table-column">
      <style:table-column-properties fo:break-before="auto" style:column-width="148.71pt"/>
    </style:style>
    <style:style style:name="co5" style:family="table-column">
      <style:table-column-properties fo:break-before="auto" style:column-width="94.85pt"/>
    </style:style>
    <style:style style:name="co6" style:family="table-column">
      <style:table-column-properties fo:break-before="auto" style:column-width="41.81pt"/>
    </style:style>
    <style:style style:name="co7" style:family="table-column">
      <style:table-column-properties fo:break-before="auto" style:column-width="83.34pt"/>
    </style:style>
    <style:style style:name="co8" style:family="table-column">
      <style:table-column-properties fo:break-before="auto" style:column-width="64.01pt"/>
    </style:style>
    <style:style style:name="co9" style:family="table-column">
      <style:table-column-properties fo:break-before="auto" style:column-width="74.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dddddd" style:text-align-source="fix" style:repeat-content="false" fo:border="0.06pt solid #000000"/>
      <style:paragraph-properties fo:text-align="center" fo:margin-left="0pt"/>
    </style:style>
    <style:style style:name="ce2" style:family="table-cell" style:parent-style-name="Default">
      <style:table-cell-properties fo:border="0.06pt solid #000000"/>
    </style:style>
    <style:style style:name="ce3" style:family="table-cell" style:parent-style-name="Default">
      <style:table-cell-properties fo:background-color="#00cc00" fo:border="0.06pt solid #000000"/>
    </style:style>
    <style:style style:name="ce4" style:family="table-cell" style:parent-style-name="Default">
      <style:table-cell-properties fo:background-color="#ff9900" fo:border="0.06pt solid #000000"/>
    </style:style>
    <style:style style:name="ce5" style:family="table-cell" style:parent-style-name="Default" style:data-style-name="N2">
      <style:table-cell-properties fo:border="0.06pt solid #000000"/>
    </style:style>
    <style:style style:name="ce6" style:family="table-cell" style:parent-style-name="Default" style:data-style-name="N2">
      <style:table-cell-properties fo:background-color="#ff3333" fo:border="0.06pt solid #000000"/>
    </style:style>
    <style:style style:name="ce7" style:family="table-cell" style:parent-style-name="Default">
      <style:table-cell-properties fo:background-color="#ffff66" fo:border="0.06pt solid #000000"/>
    </style:style>
    <style:style style:name="ce8" style:family="table-cell" style:parent-style-name="Default">
      <style:table-cell-properties fo:background-color="#dddddd" style:text-align-source="fix" style:repeat-content="false" fo:border="0.06pt solid #000000"/>
      <style:paragraph-properties fo:text-align="center" fo:margin-left="0pt"/>
      <style:text-properties style:font-name="Liberation Sans" style:font-name-asian="Arial Unicode MS" style:font-name-complex="Arial Unicode MS"/>
    </style:style>
    <style:style style:name="ce9" style:family="table-cell" style:parent-style-name="Default">
      <style:table-cell-properties fo:background-color="transparent" fo:border="0.06pt solid #000000"/>
    </style:style>
    <style:style style:name="ce10" style:family="table-cell" style:parent-style-name="Default">
      <style:table-cell-properties fo:background-color="#ff3333"/>
    </style:style>
  </office:automatic-styles>
  <office:body>
    <office:spreadsheet>
      <table:calculation-settings table:automatic-find-labels="false"/>
      <table:table table:name="Calculation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5"/>
        <table:table-column table:style-name="co8" table:default-cell-style-name="Default"/>
        <table:table-column table:style-name="co9" table:default-cell-style-name="ce2"/>
        <table:table-column table:style-name="co8" table:number-columns-repeated="2" table:default-cell-style-name="ce2"/>
        <table:table-column table:style-name="co8" table:number-columns-repeated="4" table:default-cell-style-name="Default"/>
        <table:table-row table:style-name="ro1">
          <table:table-cell table:style-name="ce1" office:value-type="string" calcext:value-type="string" table:number-columns-spanned="7" table:number-rows-spanned="1">
            <text:p>Bulgarian – Toto 6/49 </text:p>
          </table:table-cell>
          <table:covered-table-cell table:number-columns-repeated="5"/>
          <table:covered-table-cell table:style-name="ce2"/>
          <table:table-cell/>
          <table:table-cell table:style-name="ce1" office:value-type="string" calcext:value-type="string" table:number-columns-spanned="3" table:number-rows-spanned="1">
            <text:p>First Ball Color</text:p>
          </table:table-cell>
          <table:covered-table-cell table:number-columns-repeated="2"/>
          <table:table-cell/>
          <table:table-cell table:style-name="ce1" office:value-type="string" calcext:value-type="string" table:number-columns-spanned="3" table:number-rows-spanned="1">
            <text:p>Colors Completed = 0</text:p>
          </table:table-cell>
          <table:covered-table-cell table:number-columns-repeated="2" table:style-name="ce2"/>
        </table:table-row>
        <table:table-row table:style-name="ro1">
          <table:table-cell table:number-columns-repeated="6"/>
          <table:table-cell table:style-name="ce2"/>
          <table:table-cell table:number-columns-repeated="5"/>
          <table:table-cell table:style-name="ce2" table:number-columns-repeated="3"/>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office:value-type="string" calcext:value-type="string">
            <text:p>C(K, B) * C(N-K, K-B ) / C(N, K)</text:p>
          </table:table-cell>
          <table:table-cell table:number-columns-repeated="2"/>
          <table:table-cell table:style-name="ce2"/>
          <table:table-cell/>
          <table:table-cell office:value-type="string" calcext:value-type="string">
            <text:p>Probability</text:p>
          </table:table-cell>
          <table:table-cell office:value-type="string" calcext:value-type="string">
            <text:p>Odds</text:p>
          </table:table-cell>
          <table:table-cell office:value-type="string" calcext:value-type="string">
            <text:p>RTP%</text:p>
          </table:table-cell>
          <table:table-cell/>
          <table:table-cell table:style-name="ce2" office:value-type="string" calcext:value-type="string">
            <text:p>Probability</text:p>
          </table:table-cell>
          <table:table-cell table:style-name="ce2" office:value-type="string" calcext:value-type="string">
            <text:p>Odds</text:p>
          </table:table-cell>
          <table:table-cell table:style-name="ce2" office:value-type="string" calcext:value-type="string">
            <text:p>RTP%</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office:value-type="string" calcext:value-type="string">
            <text:p>Probability</text:p>
          </table:table-cell>
          <table:table-cell office:value-type="string" calcext:value-type="string">
            <text:p>1 / Probability</text:p>
          </table:table-cell>
          <table:table-cell office:value-type="string" calcext:value-type="string">
            <text:p>Odds</text:p>
          </table:table-cell>
          <table:table-cell table:style-name="ce2" office:value-type="string" calcext:value-type="string">
            <text:p>RTP%</text:p>
          </table:table-cell>
          <table:table-cell/>
          <table:table-cell table:formula="of:=1/8" office:value-type="float" office:value="0.125" calcext:value-type="float">
            <text:p>0.125</text:p>
          </table:table-cell>
          <table:table-cell office:value-type="float" office:value="7" calcext:value-type="float">
            <text:p>7</text:p>
          </table:table-cell>
          <table:table-cell table:style-name="ce5" table:formula="of:=100*[.I4]*[.J4]" office:value-type="float" office:value="87.5" calcext:value-type="float">
            <text:p>87.50</text:p>
          </table:table-cell>
          <table:table-cell/>
          <table:table-cell table:style-name="ce7" office:value-type="float" office:value="0" calcext:value-type="float">
            <text:p>0</text:p>
          </table:table-cell>
          <table:table-cell table:style-name="ce2" office:value-type="float" office:value="3.5" calcext:value-type="float">
            <text:p>3.5</text:p>
          </table:table-cell>
          <table:table-cell table:style-name="ce5" table:formula="of:=100*[.M4]*[.N4]" office:value-type="float" office:value="0" calcext:value-type="float">
            <text:p>0.00</text:p>
          </table:table-cell>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1" calcext:value-type="float">
            <text:p>1</text:p>
          </table:table-cell>
          <table:table-cell table:formula="of:= COMBIN([.B5];[.C5]) * COMBIN([.A5]-[.B5];[.B5]-[.C5]) / COMBIN([.A5];[.B5])" office:value-type="float" office:value="0.41301945048476" calcext:value-type="float">
            <text:p>0.4130194505</text:p>
          </table:table-cell>
          <table:table-cell table:formula="of:= COMBIN([.A5];[.B5]) / (COMBIN([.B5];[.C5]) * COMBIN([.A5]-[.B5];[.B5]-[.C5]))" office:value-type="float" office:value="2.42119347848219" calcext:value-type="float">
            <text:p>2.4211934785</text:p>
          </table:table-cell>
          <table:table-cell office:value-type="float" office:value="0" calcext:value-type="float">
            <text:p>0</text:p>
          </table:table-cell>
          <table:table-cell table:formula="of:=100*[.D5]*[.F5]" office:value-type="float" office:value="0" calcext:value-type="float">
            <text:p>0.00</text:p>
          </table:table-cell>
          <table:table-cell/>
          <table:table-cell table:style-name="Default" table:number-columns-repeated="3"/>
          <table:table-cell table:number-columns-repeated="4"/>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2" calcext:value-type="float">
            <text:p>2</text:p>
          </table:table-cell>
          <table:table-cell table:formula="of:= COMBIN([.B6];[.C6]) * COMBIN([.A6]-[.B6];[.B6]-[.C6]) / COMBIN([.A6];[.B6])" office:value-type="float" office:value="0.132378029001526" calcext:value-type="float">
            <text:p>0.132378029</text:p>
          </table:table-cell>
          <table:table-cell table:formula="of:= COMBIN([.A6];[.B6]) / (COMBIN([.B6];[.C6]) * COMBIN([.A6]-[.B6];[.B6]-[.C6]))" office:value-type="float" office:value="7.55412365286444" calcext:value-type="float">
            <text:p>7.5541236529</text:p>
          </table:table-cell>
          <table:table-cell office:value-type="float" office:value="0" calcext:value-type="float">
            <text:p>0</text:p>
          </table:table-cell>
          <table:table-cell table:formula="of:=100*[.D6]*[.F6]" office:value-type="float" office:value="0" calcext:value-type="float">
            <text:p>0.00</text:p>
          </table:table-cell>
          <table:table-cell/>
          <table:table-cell table:style-name="ce1" office:value-type="string" calcext:value-type="string" table:number-columns-spanned="3" table:number-rows-spanned="1">
            <text:p>First Drawn Number Over 24.5</text:p>
          </table:table-cell>
          <table:covered-table-cell table:number-columns-repeated="2"/>
          <table:table-cell/>
          <table:table-cell table:style-name="ce1" office:value-type="string" calcext:value-type="string" table:number-columns-spanned="3" table:number-rows-spanned="1">
            <text:p>Colors Completed = 1</text:p>
          </table:table-cell>
          <table:covered-table-cell table:number-columns-repeated="2" table:style-name="ce2"/>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3" calcext:value-type="float">
            <text:p>3</text:p>
          </table:table-cell>
          <table:table-cell table:formula="of:= COMBIN([.B7];[.C7]) * COMBIN([.A7]-[.B7];[.B7]-[.C7]) / COMBIN([.A7];[.B7])" office:value-type="float" office:value="0.0176504038668701" calcext:value-type="float">
            <text:p>0.0176504039</text:p>
          </table:table-cell>
          <table:table-cell table:formula="of:= COMBIN([.A7];[.B7]) / (COMBIN([.B7];[.C7]) * COMBIN([.A7]-[.B7];[.B7]-[.C7]))" office:value-type="float" office:value="56.6559273964833" calcext:value-type="float">
            <text:p>56.6559273965</text:p>
          </table:table-cell>
          <table:table-cell office:value-type="float" office:value="0" calcext:value-type="float">
            <text:p>0</text:p>
          </table:table-cell>
          <table:table-cell table:formula="of:=100*[.D7]*[.F7]" office:value-type="float" office:value="0" calcext:value-type="float">
            <text:p>0.00</text:p>
          </table:table-cell>
          <table:table-cell table:number-columns-repeated="5"/>
          <table:table-cell table:style-name="ce2" table:number-columns-repeated="3"/>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4" calcext:value-type="float">
            <text:p>4</text:p>
          </table:table-cell>
          <table:table-cell table:formula="of:= COMBIN([.B8];[.C8]) * COMBIN([.A8]-[.B8];[.B8]-[.C8]) / COMBIN([.A8];[.B8])" office:value-type="float" office:value="0.000968619724401408" calcext:value-type="float">
            <text:p>0.0009686197</text:p>
          </table:table-cell>
          <table:table-cell table:formula="of:= COMBIN([.A8];[.B8]) / (COMBIN([.B8];[.C8]) * COMBIN([.A8]-[.B8];[.B8]-[.C8]))" office:value-type="float" office:value="1032.39689922481" calcext:value-type="float">
            <text:p>1032.3968992248</text:p>
          </table:table-cell>
          <table:table-cell office:value-type="float" office:value="0" calcext:value-type="float">
            <text:p>0</text:p>
          </table:table-cell>
          <table:table-cell table:formula="of:=100*[.D8]*[.F8]" office:value-type="float" office:value="0" calcext:value-type="float">
            <text:p>0.00</text:p>
          </table:table-cell>
          <table:table-cell/>
          <table:table-cell office:value-type="string" calcext:value-type="string">
            <text:p>Probability</text:p>
          </table:table-cell>
          <table:table-cell office:value-type="string" calcext:value-type="string">
            <text:p>Odds</text:p>
          </table:table-cell>
          <table:table-cell office:value-type="string" calcext:value-type="string">
            <text:p>RTP%</text:p>
          </table:table-cell>
          <table:table-cell/>
          <table:table-cell table:style-name="ce2" office:value-type="string" calcext:value-type="string">
            <text:p>Probability</text:p>
          </table:table-cell>
          <table:table-cell table:style-name="ce2" office:value-type="string" calcext:value-type="string">
            <text:p>Odds</text:p>
          </table:table-cell>
          <table:table-cell table:style-name="ce2" office:value-type="string" calcext:value-type="string">
            <text:p>RTP%</text:p>
          </table:table-cell>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5" calcext:value-type="float">
            <text:p>5</text:p>
          </table:table-cell>
          <table:table-cell table:formula="of:= COMBIN([.B9];[.C9]) * COMBIN([.A9]-[.B9];[.B9]-[.C9]) / COMBIN([.A9];[.B9])" office:value-type="float" office:value="0.0000184498995124078" calcext:value-type="float">
            <text:p>1.84498995124078E-05</text:p>
          </table:table-cell>
          <table:table-cell table:formula="of:= COMBIN([.A9];[.B9]) / (COMBIN([.B9];[.C9]) * COMBIN([.A9]-[.B9];[.B9]-[.C9]))" office:value-type="float" office:value="54200.8372093023" calcext:value-type="float">
            <text:p>54200.8372093023</text:p>
          </table:table-cell>
          <table:table-cell office:value-type="float" office:value="0" calcext:value-type="float">
            <text:p>0</text:p>
          </table:table-cell>
          <table:table-cell table:formula="of:=100*[.D9]*[.F9]" office:value-type="float" office:value="0" calcext:value-type="float">
            <text:p>0.00</text:p>
          </table:table-cell>
          <table:table-cell/>
          <table:table-cell office:value-type="float" office:value="0.5" calcext:value-type="float">
            <text:p>0.5</text:p>
          </table:table-cell>
          <table:table-cell office:value-type="float" office:value="1.85" calcext:value-type="float">
            <text:p>1.85</text:p>
          </table:table-cell>
          <table:table-cell table:style-name="ce5" table:formula="of:=100*[.I9]*[.J9]" office:value-type="float" office:value="92.5" calcext:value-type="float">
            <text:p>92.50</text:p>
          </table:table-cell>
          <table:table-cell/>
          <table:table-cell table:style-name="ce7" office:value-type="float" office:value="0" calcext:value-type="float">
            <text:p>0</text:p>
          </table:table-cell>
          <table:table-cell table:style-name="ce2" office:value-type="float" office:value="1.7" calcext:value-type="float">
            <text:p>1.7</text:p>
          </table:table-cell>
          <table:table-cell table:style-name="ce5" table:formula="of:=100*[.M9]*[.N9]" office:value-type="float" office:value="0" calcext:value-type="float">
            <text:p>0.00</text:p>
          </table:table-cell>
        </table:table-row>
        <table:table-row table:style-name="ro1">
          <table:table-cell office:value-type="float" office:value="49" calcext:value-type="float">
            <text:p>49</text:p>
          </table:table-cell>
          <table:table-cell table:number-columns-repeated="2" office:value-type="float" office:value="6" calcext:value-type="float">
            <text:p>6</text:p>
          </table:table-cell>
          <table:table-cell table:formula="of:= COMBIN([.B10];[.C10]) * COMBIN([.A10]-[.B10];[.B10]-[.C10]) / COMBIN([.A10];[.B10])" office:value-type="float" office:value="0.0000000715112384201852" calcext:value-type="float">
            <text:p>7.15112384201852E-08</text:p>
          </table:table-cell>
          <table:table-cell table:formula="of:= COMBIN([.A10];[.B10]) / (COMBIN([.B10];[.C10]) * COMBIN([.A10]-[.B10];[.B10]-[.C10]))" office:value-type="float" office:value="13983816" calcext:value-type="float">
            <text:p>13983816</text:p>
          </table:table-cell>
          <table:table-cell office:value-type="float" office:value="0" calcext:value-type="float">
            <text:p>0</text:p>
          </table:table-cell>
          <table:table-cell table:formula="of:=100*[.D10]*[.F10]" office:value-type="float" office:value="0" calcext:value-type="float">
            <text:p>0.00</text:p>
          </table:table-cell>
          <table:table-cell/>
          <table:table-cell table:style-name="Default" table:number-columns-repeated="3"/>
          <table:table-cell table:number-columns-repeated="4"/>
        </table:table-row>
        <table:table-row table:style-name="ro1">
          <table:table-cell table:style-name="Default" table:number-columns-repeated="7"/>
          <table:table-cell/>
          <table:table-cell table:style-name="ce1" office:value-type="string" calcext:value-type="string" table:number-columns-spanned="3" table:number-rows-spanned="1">
            <text:p>First Drawn Number Under 24.5</text:p>
          </table:table-cell>
          <table:covered-table-cell table:number-columns-repeated="2"/>
          <table:table-cell/>
          <table:table-cell table:style-name="ce1" office:value-type="string" calcext:value-type="string" table:number-columns-spanned="3" table:number-rows-spanned="1">
            <text:p>Colors Completed = 2</text:p>
          </table:table-cell>
          <table:covered-table-cell table:number-columns-repeated="2" table:style-name="ce2"/>
        </table:table-row>
        <table:table-row table:style-name="ro1">
          <table:table-cell table:style-name="ce1" office:value-type="string" calcext:value-type="string" table:number-columns-spanned="7" table:number-rows-spanned="1">
            <text:p>Live Magic Win – Win 5/48 </text:p>
          </table:table-cell>
          <table:covered-table-cell table:number-columns-repeated="5"/>
          <table:covered-table-cell table:style-name="ce2"/>
          <table:table-cell table:number-columns-repeated="5"/>
          <table:table-cell table:style-name="ce2" table:number-columns-repeated="3"/>
        </table:table-row>
        <table:table-row table:style-name="ro1">
          <table:table-cell table:number-columns-repeated="6"/>
          <table:table-cell table:style-name="ce2"/>
          <table:table-cell/>
          <table:table-cell office:value-type="string" calcext:value-type="string">
            <text:p>Probability</text:p>
          </table:table-cell>
          <table:table-cell office:value-type="string" calcext:value-type="string">
            <text:p>Odds</text:p>
          </table:table-cell>
          <table:table-cell office:value-type="string" calcext:value-type="string">
            <text:p>RTP%</text:p>
          </table:table-cell>
          <table:table-cell/>
          <table:table-cell table:style-name="ce2" office:value-type="string" calcext:value-type="string">
            <text:p>Probability</text:p>
          </table:table-cell>
          <table:table-cell table:style-name="ce2" office:value-type="string" calcext:value-type="string">
            <text:p>Odds</text:p>
          </table:table-cell>
          <table:table-cell table:style-name="ce2" office:value-type="string" calcext:value-type="string">
            <text:p>RTP%</text:p>
          </table:table-cell>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office:value-type="string" calcext:value-type="string">
            <text:p>C(K, B) * C(N-K, K-B ) / C(N, K)</text:p>
          </table:table-cell>
          <table:table-cell table:number-columns-repeated="2"/>
          <table:table-cell table:style-name="ce2"/>
          <table:table-cell/>
          <table:table-cell office:value-type="float" office:value="0.5" calcext:value-type="float">
            <text:p>0.5</text:p>
          </table:table-cell>
          <table:table-cell office:value-type="float" office:value="1.85" calcext:value-type="float">
            <text:p>1.85</text:p>
          </table:table-cell>
          <table:table-cell table:style-name="ce5" table:formula="of:=100*[.I14]*[.J14]" office:value-type="float" office:value="92.5" calcext:value-type="float">
            <text:p>92.50</text:p>
          </table:table-cell>
          <table:table-cell/>
          <table:table-cell table:style-name="ce7" office:value-type="float" office:value="0" calcext:value-type="float">
            <text:p>0</text:p>
          </table:table-cell>
          <table:table-cell table:style-name="ce2" office:value-type="float" office:value="3" calcext:value-type="float">
            <text:p>3</text:p>
          </table:table-cell>
          <table:table-cell table:style-name="ce5" table:formula="of:=100*[.M14]*[.N14]" office:value-type="float" office:value="0" calcext:value-type="float">
            <text:p>0.00</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office:value-type="string" calcext:value-type="string">
            <text:p>Probability</text:p>
          </table:table-cell>
          <table:table-cell office:value-type="string" calcext:value-type="string">
            <text:p>1 / Probability</text:p>
          </table:table-cell>
          <table:table-cell office:value-type="string" calcext:value-type="string">
            <text:p>Odds</text:p>
          </table:table-cell>
          <table:table-cell table:style-name="ce2" office:value-type="string" calcext:value-type="string">
            <text:p>RTP%</text:p>
          </table:table-cell>
          <table:table-cell/>
          <table:table-cell table:style-name="Default" table:number-columns-repeated="3"/>
          <table:table-cell table:number-columns-repeated="4"/>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1" calcext:value-type="float">
            <text:p>1</text:p>
          </table:table-cell>
          <table:table-cell table:style-name="ce3" table:formula="of:= COMBIN([.B16];[.C16]) * COMBIN([.A16]-[.B16];[.B16]-[.C16]) / COMBIN([.A16];[.B16])" office:value-type="float" office:value="0.360362412281931" calcext:value-type="float">
            <text:p>0.3603624123</text:p>
          </table:table-cell>
          <table:table-cell table:formula="of:= COMBIN([.A16];[.B16]) / (COMBIN([.B16];[.C16]) * COMBIN([.A16]-[.B16];[.B16]-[.C16]))" office:value-type="float" office:value="2.77498419901143" calcext:value-type="float">
            <text:p>2.774984199</text:p>
          </table:table-cell>
          <table:table-cell table:style-name="ce4" office:value-type="float" office:value="8" calcext:value-type="float">
            <text:p>8</text:p>
          </table:table-cell>
          <table:table-cell table:style-name="ce6" table:formula="of:=100*[.D16]*[.F16]" office:value-type="float" office:value="288.289929825545" calcext:value-type="float">
            <text:p>288.29</text:p>
          </table:table-cell>
          <table:table-cell/>
          <table:table-cell table:style-name="ce1" office:value-type="string" calcext:value-type="string" table:number-columns-spanned="3" table:number-rows-spanned="1">
            <text:p>Sum of First Five Balls Over 102.5</text:p>
          </table:table-cell>
          <table:covered-table-cell table:number-columns-repeated="2"/>
          <table:table-cell/>
          <table:table-cell table:style-name="ce1" office:value-type="string" calcext:value-type="string" table:number-columns-spanned="3" table:number-rows-spanned="1">
            <text:p>Colors Completed = 3</text:p>
          </table:table-cell>
          <table:covered-table-cell table:number-columns-repeated="2" table:style-name="ce2"/>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2" calcext:value-type="float">
            <text:p>2</text:p>
          </table:table-cell>
          <table:table-cell table:formula="of:= COMBIN([.B17];[.C17]) * COMBIN([.A17]-[.B17];[.B17]-[.C17]) / COMBIN([.A17];[.B17])" office:value-type="float" office:value="0.0720724824563863" calcext:value-type="float">
            <text:p>0.0720724825</text:p>
          </table:table-cell>
          <table:table-cell table:formula="of:= COMBIN([.A17];[.B17]) / (COMBIN([.B17];[.C17]) * COMBIN([.A17]-[.B17];[.B17]-[.C17]))" office:value-type="float" office:value="13.8749209950571" calcext:value-type="float">
            <text:p>13.8749209951</text:p>
          </table:table-cell>
          <table:table-cell office:value-type="float" office:value="80" calcext:value-type="float">
            <text:p>80</text:p>
          </table:table-cell>
          <table:table-cell table:formula="of:=100*[.D17]*[.F17]" office:value-type="float" office:value="576.57985965109" calcext:value-type="float">
            <text:p>576.58</text:p>
          </table:table-cell>
          <table:table-cell table:number-columns-repeated="5"/>
          <table:table-cell table:style-name="ce2" table:number-columns-repeated="3"/>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3" calcext:value-type="float">
            <text:p>3</text:p>
          </table:table-cell>
          <table:table-cell table:formula="of:= COMBIN([.B18];[.C18]) * COMBIN([.A18]-[.B18];[.B18]-[.C18]) / COMBIN([.A18];[.B18])" office:value-type="float" office:value="0.00527359627729656" calcext:value-type="float">
            <text:p>0.0052735963</text:p>
          </table:table-cell>
          <table:table-cell table:formula="of:= COMBIN([.A18];[.B18]) / (COMBIN([.B18];[.C18]) * COMBIN([.A18]-[.B18];[.B18]-[.C18]))" office:value-type="float" office:value="189.623920265781" calcext:value-type="float">
            <text:p>189.6239202658</text:p>
          </table:table-cell>
          <table:table-cell office:value-type="float" office:value="1200" calcext:value-type="float">
            <text:p>1200</text:p>
          </table:table-cell>
          <table:table-cell table:formula="of:=100*[.D18]*[.F18]" office:value-type="float" office:value="632.831553275587" calcext:value-type="float">
            <text:p>632.83</text:p>
          </table:table-cell>
          <table:table-cell/>
          <table:table-cell office:value-type="string" calcext:value-type="string">
            <text:p>Probability</text:p>
          </table:table-cell>
          <table:table-cell office:value-type="string" calcext:value-type="string">
            <text:p>Odds</text:p>
          </table:table-cell>
          <table:table-cell office:value-type="string" calcext:value-type="string">
            <text:p>RTP%</text:p>
          </table:table-cell>
          <table:table-cell/>
          <table:table-cell table:style-name="ce2" office:value-type="string" calcext:value-type="string">
            <text:p>Probability</text:p>
          </table:table-cell>
          <table:table-cell table:style-name="ce2" office:value-type="string" calcext:value-type="string">
            <text:p>Odds</text:p>
          </table:table-cell>
          <table:table-cell table:style-name="ce2" office:value-type="string" calcext:value-type="string">
            <text:p>RTP%</text:p>
          </table:table-cell>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4" calcext:value-type="float">
            <text:p>4</text:p>
          </table:table-cell>
          <table:table-cell table:formula="of:= COMBIN([.B19];[.C19]) * COMBIN([.A19]-[.B19];[.B19]-[.C19]) / COMBIN([.A19];[.B19])" office:value-type="float" office:value="0.000125561816126108" calcext:value-type="float">
            <text:p>0.0001255618</text:p>
          </table:table-cell>
          <table:table-cell table:formula="of:= COMBIN([.A19];[.B19]) / (COMBIN([.B19];[.C19]) * COMBIN([.A19]-[.B19];[.B19]-[.C19]))" office:value-type="float" office:value="7964.20465116279" calcext:value-type="float">
            <text:p>7964.2046511628</text:p>
          </table:table-cell>
          <table:table-cell office:value-type="float" office:value="25000" calcext:value-type="float">
            <text:p>25000</text:p>
          </table:table-cell>
          <table:table-cell table:formula="of:=100*[.D19]*[.F19]" office:value-type="float" office:value="313.904540315271" calcext:value-type="float">
            <text:p>313.90</text:p>
          </table:table-cell>
          <table:table-cell/>
          <table:table-cell table:style-name="ce7" office:value-type="float" office:value="0" calcext:value-type="float">
            <text:p>0</text:p>
          </table:table-cell>
          <table:table-cell office:value-type="float" office:value="1.25" calcext:value-type="float">
            <text:p>1.25</text:p>
          </table:table-cell>
          <table:table-cell table:style-name="ce5" table:formula="of:=100*[.I19]*[.J19]" office:value-type="float" office:value="0" calcext:value-type="float">
            <text:p>0.00</text:p>
          </table:table-cell>
          <table:table-cell/>
          <table:table-cell table:style-name="ce7" office:value-type="float" office:value="0" calcext:value-type="float">
            <text:p>0</text:p>
          </table:table-cell>
          <table:table-cell table:style-name="ce2" office:value-type="float" office:value="20" calcext:value-type="float">
            <text:p>20</text:p>
          </table:table-cell>
          <table:table-cell table:style-name="ce5" table:formula="of:=100*[.M19]*[.N19]" office:value-type="float" office:value="0" calcext:value-type="float">
            <text:p>0.00</text:p>
          </table:table-cell>
        </table:table-row>
        <table:table-row table:style-name="ro1">
          <table:table-cell office:value-type="float" office:value="48" calcext:value-type="float">
            <text:p>48</text:p>
          </table:table-cell>
          <table:table-cell table:number-columns-repeated="2" office:value-type="float" office:value="5" calcext:value-type="float">
            <text:p>5</text:p>
          </table:table-cell>
          <table:table-cell table:formula="of:= COMBIN([.B20];[.C20]) * COMBIN([.A20]-[.B20];[.B20]-[.C20]) / COMBIN([.A20];[.B20])" office:value-type="float" office:value="0.000000584008447098179" calcext:value-type="float">
            <text:p>0.000000584</text:p>
          </table:table-cell>
          <table:table-cell table:formula="of:= COMBIN([.A20];[.B20]) / (COMBIN([.B20];[.C20]) * COMBIN([.A20]-[.B20];[.B20]-[.C20]))" office:value-type="float" office:value="1712304" calcext:value-type="float">
            <text:p>1712304</text:p>
          </table:table-cell>
          <table:table-cell office:value-type="float" office:value="500000" calcext:value-type="float">
            <text:p>500000</text:p>
          </table:table-cell>
          <table:table-cell table:formula="of:=100*[.D20]*[.F20]" office:value-type="float" office:value="29.2004223549089" calcext:value-type="float">
            <text:p>29.20</text:p>
          </table:table-cell>
          <table:table-cell/>
          <table:table-cell table:style-name="Default" table:number-columns-repeated="3"/>
          <table:table-cell table:number-columns-repeated="4"/>
        </table:table-row>
        <table:table-row table:style-name="ro1">
          <table:table-cell table:style-name="Default" table:number-columns-repeated="7"/>
          <table:table-cell/>
          <table:table-cell table:style-name="ce8" office:value-type="string" calcext:value-type="string" table:number-columns-spanned="3" table:number-rows-spanned="1">
            <text:p>Sum of First Five Balls Under 102.5</text:p>
          </table:table-cell>
          <table:covered-table-cell table:number-columns-repeated="2"/>
          <table:table-cell/>
          <table:table-cell table:style-name="ce1" office:value-type="string" calcext:value-type="string" table:number-columns-spanned="3" table:number-rows-spanned="1">
            <text:p>Colors Completed &gt; 3</text:p>
          </table:table-cell>
          <table:covered-table-cell table:number-columns-repeated="2" table:style-name="ce2"/>
        </table:table-row>
        <table:table-row table:style-name="ro1">
          <table:table-cell table:style-name="ce1" office:value-type="string" calcext:value-type="string" table:number-columns-spanned="7" table:number-rows-spanned="1">
            <text:p>Live Magic Win – Win 7/48 </text:p>
          </table:table-cell>
          <table:covered-table-cell table:number-columns-repeated="5"/>
          <table:covered-table-cell table:style-name="ce2"/>
          <table:table-cell table:number-columns-repeated="5"/>
          <table:table-cell table:style-name="ce2" table:number-columns-repeated="3"/>
        </table:table-row>
        <table:table-row table:style-name="ro1">
          <table:table-cell table:number-columns-repeated="6"/>
          <table:table-cell table:style-name="ce2"/>
          <table:table-cell/>
          <table:table-cell office:value-type="string" calcext:value-type="string">
            <text:p>Probability</text:p>
          </table:table-cell>
          <table:table-cell office:value-type="string" calcext:value-type="string">
            <text:p>Odds</text:p>
          </table:table-cell>
          <table:table-cell office:value-type="string" calcext:value-type="string">
            <text:p>RTP%</text:p>
          </table:table-cell>
          <table:table-cell/>
          <table:table-cell table:style-name="ce2" office:value-type="string" calcext:value-type="string">
            <text:p>Probability</text:p>
          </table:table-cell>
          <table:table-cell table:style-name="ce2" office:value-type="string" calcext:value-type="string">
            <text:p>Odds</text:p>
          </table:table-cell>
          <table:table-cell table:style-name="ce2" office:value-type="string" calcext:value-type="string">
            <text:p>RTP%</text:p>
          </table:table-cell>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office:value-type="string" calcext:value-type="string">
            <text:p>C(K, B) * C(N-K, K-B ) / C(N, K)</text:p>
          </table:table-cell>
          <table:table-cell table:number-columns-repeated="2"/>
          <table:table-cell table:style-name="ce2"/>
          <table:table-cell/>
          <table:table-cell table:style-name="ce7" office:value-type="float" office:value="0" calcext:value-type="float">
            <text:p>0</text:p>
          </table:table-cell>
          <table:table-cell office:value-type="float" office:value="3.5" calcext:value-type="float">
            <text:p>3.5</text:p>
          </table:table-cell>
          <table:table-cell table:style-name="ce5" table:formula="of:=100*[.I24]*[.J24]" office:value-type="float" office:value="0" calcext:value-type="float">
            <text:p>0.00</text:p>
          </table:table-cell>
          <table:table-cell/>
          <table:table-cell table:style-name="ce7" office:value-type="float" office:value="0" calcext:value-type="float">
            <text:p>0</text:p>
          </table:table-cell>
          <table:table-cell table:style-name="ce2" office:value-type="float" office:value="500" calcext:value-type="float">
            <text:p>500</text:p>
          </table:table-cell>
          <table:table-cell table:style-name="ce5" table:formula="of:=100*[.M24]*[.N24]" office:value-type="float" office:value="0" calcext:value-type="float">
            <text:p>0.00</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office:value-type="string" calcext:value-type="string">
            <text:p>Probability</text:p>
          </table:table-cell>
          <table:table-cell office:value-type="string" calcext:value-type="string">
            <text:p>1 / Probability</text:p>
          </table:table-cell>
          <table:table-cell office:value-type="string" calcext:value-type="string">
            <text:p>Odds</text:p>
          </table:table-cell>
          <table:table-cell table:style-name="ce2" office:value-type="string" calcext:value-type="string">
            <text:p>RTP%</text:p>
          </table:table-cell>
          <table:table-cell/>
          <table:table-cell table:style-name="Default" table:number-columns-repeated="3"/>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1" calcext:value-type="float">
            <text:p>1</text:p>
          </table:table-cell>
          <table:table-cell table:style-name="ce3" table:formula="of:= COMBIN([.B26];[.C26]) * COMBIN([.A26]-[.B26];[.B26]-[.C26]) / COMBIN([.A26];[.B26])" office:value-type="float" office:value="0.427476744512005" calcext:value-type="float">
            <text:p>0.4274767445</text:p>
          </table:table-cell>
          <table:table-cell table:formula="of:= COMBIN([.A26];[.B26]) / (COMBIN([.B26];[.C26]) * COMBIN([.A26]-[.B26];[.B26]-[.C26]))" office:value-type="float" office:value="2.33930854213268" calcext:value-type="float">
            <text:p>2.3393085421</text:p>
          </table:table-cell>
          <table:table-cell table:style-name="ce4" office:value-type="float" office:value="5.5" calcext:value-type="float">
            <text:p>5.5</text:p>
          </table:table-cell>
          <table:table-cell table:style-name="ce6" table:formula="of:=100*[.D26]*[.F26]" office:value-type="float" office:value="235.112209481603" calcext:value-type="float">
            <text:p>235.11</text:p>
          </table:table-cell>
          <table:table-cell/>
          <table:table-cell table:style-name="ce1" office:value-type="string" calcext:value-type="string" table:number-columns-spanned="3" table:number-rows-spanned="1">
            <text:p>Sum of First Five Balls Over 122.5</text:p>
          </table:table-cell>
          <table:covered-table-cell table:number-columns-repeated="2"/>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2" calcext:value-type="float">
            <text:p>2</text:p>
          </table:table-cell>
          <table:table-cell table:formula="of:= COMBIN([.B27];[.C27]) * COMBIN([.A27]-[.B27];[.B27]-[.C27]) / COMBIN([.A27];[.B27])" office:value-type="float" office:value="0.213738372256002" calcext:value-type="float">
            <text:p>0.2137383723</text:p>
          </table:table-cell>
          <table:table-cell table:formula="of:= COMBIN([.A27];[.B27]) / (COMBIN([.B27];[.C27]) * COMBIN([.A27]-[.B27];[.B27]-[.C27]))" office:value-type="float" office:value="4.67861708426535" calcext:value-type="float">
            <text:p>4.6786170843</text:p>
          </table:table-cell>
          <table:table-cell office:value-type="float" office:value="50" calcext:value-type="float">
            <text:p>50</text:p>
          </table:table-cell>
          <table:table-cell table:formula="of:=100*[.D27]*[.F27]" office:value-type="float" office:value="1068.69186128001" calcext:value-type="float">
            <text:p>1068.69</text:p>
          </table:table-cell>
          <table:table-cell table:number-columns-repeated="8"/>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3" calcext:value-type="float">
            <text:p>3</text:p>
          </table:table-cell>
          <table:table-cell table:formula="of:= COMBIN([.B28];[.C28]) * COMBIN([.A28]-[.B28];[.B28]-[.C28]) / COMBIN([.A28];[.B28])" office:value-type="float" office:value="0.0481392730306312" calcext:value-type="float">
            <text:p>0.048139273</text:p>
          </table:table-cell>
          <table:table-cell table:formula="of:= COMBIN([.A28];[.B28]) / (COMBIN([.B28];[.C28]) * COMBIN([.A28]-[.B28];[.B28]-[.C28]))" office:value-type="float" office:value="20.7730598541382" calcext:value-type="float">
            <text:p>20.7730598541</text:p>
          </table:table-cell>
          <table:table-cell office:value-type="float" office:value="400" calcext:value-type="float">
            <text:p>400</text:p>
          </table:table-cell>
          <table:table-cell table:formula="of:=100*[.D28]*[.F28]" office:value-type="float" office:value="1925.57092122525" calcext:value-type="float">
            <text:p>1925.57</text:p>
          </table:table-cell>
          <table:table-cell/>
          <table:table-cell office:value-type="string" calcext:value-type="string">
            <text:p>Probability</text:p>
          </table:table-cell>
          <table:table-cell office:value-type="string" calcext:value-type="string">
            <text:p>Odds</text:p>
          </table:table-cell>
          <table:table-cell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4" calcext:value-type="float">
            <text:p>4</text:p>
          </table:table-cell>
          <table:table-cell table:formula="of:= COMBIN([.B29];[.C29]) * COMBIN([.A29]-[.B29];[.B29]-[.C29]) / COMBIN([.A29];[.B29])" office:value-type="float" office:value="0.00506729189796118" calcext:value-type="float">
            <text:p>0.0050672919</text:p>
          </table:table-cell>
          <table:table-cell table:formula="of:= COMBIN([.A29];[.B29]) / (COMBIN([.B29];[.C29]) * COMBIN([.A29]-[.B29];[.B29]-[.C29]))" office:value-type="float" office:value="197.344068614312" calcext:value-type="float">
            <text:p>197.3440686143</text:p>
          </table:table-cell>
          <table:table-cell office:value-type="float" office:value="4500" calcext:value-type="float">
            <text:p>4500</text:p>
          </table:table-cell>
          <table:table-cell table:formula="of:=100*[.D29]*[.F29]" office:value-type="float" office:value="2280.28135408253" calcext:value-type="float">
            <text:p>2280.28</text:p>
          </table:table-cell>
          <table:table-cell/>
          <table:table-cell table:style-name="ce9" office:value-type="float" office:value="0.5" calcext:value-type="float">
            <text:p>0.5</text:p>
          </table:table-cell>
          <table:table-cell office:value-type="float" office:value="1.9" calcext:value-type="float">
            <text:p>1.9</text:p>
          </table:table-cell>
          <table:table-cell table:style-name="ce5" table:formula="of:=100*[.I29]*[.J29]" office:value-type="float" office:value="95" calcext:value-type="float">
            <text:p>95.00</text:p>
          </table:table-cell>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5" calcext:value-type="float">
            <text:p>5</text:p>
          </table:table-cell>
          <table:table-cell table:formula="of:= COMBIN([.B30];[.C30]) * COMBIN([.A30]-[.B30];[.B30]-[.C30]) / COMBIN([.A30];[.B30])" office:value-type="float" office:value="0.000233875010675131" calcext:value-type="float">
            <text:p>0.000233875</text:p>
          </table:table-cell>
          <table:table-cell table:formula="of:= COMBIN([.A30];[.B30]) / (COMBIN([.B30];[.C30]) * COMBIN([.A30]-[.B30];[.B30]-[.C30]))" office:value-type="float" office:value="4275.7881533101" calcext:value-type="float">
            <text:p>4275.7881533101</text:p>
          </table:table-cell>
          <table:table-cell office:value-type="float" office:value="50000" calcext:value-type="float">
            <text:p>50000</text:p>
          </table:table-cell>
          <table:table-cell table:formula="of:=100*[.D30]*[.F30]" office:value-type="float" office:value="1169.37505337566" calcext:value-type="float">
            <text:p>1169.38</text:p>
          </table:table-cell>
          <table:table-cell/>
          <table:table-cell table:style-name="Default" table:number-columns-repeated="3"/>
          <table:table-cell table:number-columns-repeated="4"/>
        </table:table-row>
        <table:table-row table:style-name="ro1">
          <table:table-cell table:style-name="Default" table:number-columns-repeated="7"/>
          <table:table-cell/>
          <table:table-cell table:style-name="ce8" office:value-type="string" calcext:value-type="string" table:number-columns-spanned="3" table:number-rows-spanned="1">
            <text:p>Sum of First Five Balls Under 122.5</text:p>
          </table:table-cell>
          <table:covered-table-cell table:number-columns-repeated="2"/>
          <table:table-cell table:number-columns-repeated="4"/>
        </table:table-row>
        <table:table-row table:style-name="ro1">
          <table:table-cell table:style-name="ce1" office:value-type="string" calcext:value-type="string" table:number-columns-spanned="7" table:number-rows-spanned="1">
            <text:p>Live Magic Win – Lucky Six</text:p>
          </table:table-cell>
          <table:covered-table-cell table:number-columns-repeated="5"/>
          <table:covered-table-cell table:style-name="ce2"/>
          <table:table-cell table:number-columns-repeated="8"/>
        </table:table-row>
        <table:table-row table:style-name="ro1">
          <table:table-cell table:number-columns-repeated="6"/>
          <table:table-cell table:style-name="ce2"/>
          <table:table-cell/>
          <table:table-cell office:value-type="string" calcext:value-type="string">
            <text:p>Probability</text:p>
          </table:table-cell>
          <table:table-cell office:value-type="string" calcext:value-type="string">
            <text:p>Odds</text:p>
          </table:table-cell>
          <table:table-cell office:value-type="string" calcext:value-type="string">
            <text:p>RTP%</text:p>
          </table:table-cell>
          <table:table-cell table:number-columns-repeated="4"/>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office:value-type="string" calcext:value-type="string">
            <text:p>C(K, B) * C(N-K, K-B ) / C(N, K)</text:p>
          </table:table-cell>
          <table:table-cell table:number-columns-repeated="2"/>
          <table:table-cell table:style-name="ce2"/>
          <table:table-cell/>
          <table:table-cell table:style-name="ce9" office:value-type="float" office:value="0.5" calcext:value-type="float">
            <text:p>0.5</text:p>
          </table:table-cell>
          <table:table-cell office:value-type="float" office:value="1.9" calcext:value-type="float">
            <text:p>1.9</text:p>
          </table:table-cell>
          <table:table-cell table:style-name="ce5" table:formula="of:=100*[.I34]*[.J34]" office:value-type="float" office:value="95" calcext:value-type="float">
            <text:p>95.00</text:p>
          </table:table-cell>
          <table:table-cell table:number-columns-repeated="4"/>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office:value-type="string" calcext:value-type="string">
            <text:p>Probability</text:p>
          </table:table-cell>
          <table:table-cell office:value-type="string" calcext:value-type="string">
            <text:p>1 / Probability</text:p>
          </table:table-cell>
          <table:table-cell office:value-type="string" calcext:value-type="string">
            <text:p>Odds</text:p>
          </table:table-cell>
          <table:table-cell table:style-name="ce2" office:value-type="string" calcext:value-type="string">
            <text:p>RTP%</text:p>
          </table:table-cell>
          <table:table-cell/>
          <table:table-cell table:style-name="Default" table:number-columns-repeated="3"/>
          <table:table-cell table:number-columns-repeated="4"/>
        </table:table-row>
        <table:table-row table:style-name="ro1">
          <table:table-cell office:value-type="float" office:value="48" calcext:value-type="float">
            <text:p>48</text:p>
          </table:table-cell>
          <table:table-cell table:number-columns-repeated="2" office:value-type="float" office:value="6" calcext:value-type="float">
            <text:p>6</text:p>
          </table:table-cell>
          <table:table-cell table:formula="of:= COMBIN([.B36];[.C36]) * COMBIN([.A36]-[.B36];[.B36]-[.C36]) / COMBIN([.A36];[.B36])" office:value-type="float" office:value="0.0000000814895507578854" calcext:value-type="float">
            <text:p>8.14895507578854E-08</text:p>
          </table:table-cell>
          <table:table-cell table:formula="of:= COMBIN([.A36];[.B36]) / (COMBIN([.B36];[.C36]) * COMBIN([.A36]-[.B36];[.B36]-[.C36]))" office:value-type="float" office:value="12271512" calcext:value-type="float">
            <text:p>12271512</text:p>
          </table:table-cell>
          <table:table-cell office:value-type="float" office:value="100000" calcext:value-type="float">
            <text:p>100000</text:p>
          </table:table-cell>
          <table:table-cell table:formula="of:=100*[.D36]*[.F36]" office:value-type="float" office:value="0.814895507578854" calcext:value-type="float">
            <text:p>0.81</text:p>
          </table:table-cell>
          <table:table-cell/>
          <table:table-cell table:style-name="ce1" office:value-type="string" calcext:value-type="string" table:number-columns-spanned="3" table:number-rows-spanned="1">
            <text:p>Sum of First Five Balls Over 142.5</text:p>
          </table:table-cell>
          <table:covered-table-cell table:number-columns-repeated="2"/>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6" calcext:value-type="float">
            <text:p>6</text:p>
          </table:table-cell>
          <table:table-cell table:formula="of:= COMBIN([.B37];[.C37]) * COMBIN([.A37]-[.B37];[.B37]-[.C37]) / COMBIN([.A37];[.B37])" office:value-type="float" office:value="0.00000389791684458552" calcext:value-type="float">
            <text:p>3.89791684458552E-06</text:p>
          </table:table-cell>
          <table:table-cell table:formula="of:= COMBIN([.A37];[.B37]) / (COMBIN([.B37];[.C37]) * COMBIN([.A37]-[.B37];[.B37]-[.C37]))" office:value-type="float" office:value="256547.289198606" calcext:value-type="float">
            <text:p>256547.289198606</text:p>
          </table:table-cell>
          <table:table-cell office:value-type="float" office:value="10000" calcext:value-type="float">
            <text:p>10000</text:p>
          </table:table-cell>
          <table:table-cell table:formula="of:=100*[.D37]*[.F37]" office:value-type="float" office:value="3.89791684458552" calcext:value-type="float">
            <text:p>3.90</text:p>
          </table:table-cell>
          <table:table-cell table:number-columns-repeated="8"/>
        </table:table-row>
        <table:table-row table:style-name="ro1">
          <table:table-cell office:value-type="float" office:value="48" calcext:value-type="float">
            <text:p>48</text:p>
          </table:table-cell>
          <table:table-cell office:value-type="float" office:value="8" calcext:value-type="float">
            <text:p>8</text:p>
          </table:table-cell>
          <table:table-cell office:value-type="float" office:value="6" calcext:value-type="float">
            <text:p>6</text:p>
          </table:table-cell>
          <table:table-cell table:formula="of:= COMBIN([.B38];[.C38]) * COMBIN([.A38]-[.B38];[.B38]-[.C38]) / COMBIN([.A38];[.B38])" office:value-type="float" office:value="0.0000578774565382835" calcext:value-type="float">
            <text:p>5.78774565382835E-05</text:p>
          </table:table-cell>
          <table:table-cell table:formula="of:= COMBIN([.A38];[.B38]) / (COMBIN([.B38];[.C38]) * COMBIN([.A38]-[.B38];[.B38]-[.C38]))" office:value-type="float" office:value="17277.8843406593" calcext:value-type="float">
            <text:p>17277.8843406593</text:p>
          </table:table-cell>
          <table:table-cell office:value-type="float" office:value="5000" calcext:value-type="float">
            <text:p>5000</text:p>
          </table:table-cell>
          <table:table-cell table:formula="of:=100*[.D38]*[.F38]" office:value-type="float" office:value="28.9387282691417" calcext:value-type="float">
            <text:p>28.94</text:p>
          </table:table-cell>
          <table:table-cell/>
          <table:table-cell office:value-type="string" calcext:value-type="string">
            <text:p>Probability</text:p>
          </table:table-cell>
          <table:table-cell office:value-type="string" calcext:value-type="string">
            <text:p>Odds</text:p>
          </table:table-cell>
          <table:table-cell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9" calcext:value-type="float">
            <text:p>9</text:p>
          </table:table-cell>
          <table:table-cell office:value-type="float" office:value="6" calcext:value-type="float">
            <text:p>6</text:p>
          </table:table-cell>
          <table:table-cell table:formula="of:= COMBIN([.B39];[.C39]) * COMBIN([.A39]-[.B39];[.B39]-[.C39]) / COMBIN([.A39];[.B39])" office:value-type="float" office:value="0.00045773833439715" calcext:value-type="float">
            <text:p>0.0004577383</text:p>
          </table:table-cell>
          <table:table-cell table:formula="of:= COMBIN([.A39];[.B39]) / (COMBIN([.B39];[.C39]) * COMBIN([.A39]-[.B39];[.B39]-[.C39]))" office:value-type="float" office:value="2184.65425518057" calcext:value-type="float">
            <text:p>2184.6542551806</text:p>
          </table:table-cell>
          <table:table-cell office:value-type="float" office:value="2000" calcext:value-type="float">
            <text:p>2000</text:p>
          </table:table-cell>
          <table:table-cell table:formula="of:=100*[.D39]*[.F39]" office:value-type="float" office:value="91.5476668794299" calcext:value-type="float">
            <text:p>91.55</text:p>
          </table:table-cell>
          <table:table-cell/>
          <table:table-cell table:style-name="ce7" office:value-type="float" office:value="0" calcext:value-type="float">
            <text:p>0</text:p>
          </table:table-cell>
          <table:table-cell office:value-type="float" office:value="3.5" calcext:value-type="float">
            <text:p>3.5</text:p>
          </table:table-cell>
          <table:table-cell table:style-name="ce5" table:formula="of:=100*[.I39]*[.J39]" office:value-type="float" office:value="0" calcext:value-type="float">
            <text:p>0.00</text:p>
          </table:table-cell>
          <table:table-cell table:number-columns-repeated="4"/>
        </table:table-row>
        <table:table-row table:style-name="ro1">
          <table:table-cell office:value-type="float" office:value="48" calcext:value-type="float">
            <text:p>48</text:p>
          </table:table-cell>
          <table:table-cell office:value-type="float" office:value="10" calcext:value-type="float">
            <text:p>10</text:p>
          </table:table-cell>
          <table:table-cell office:value-type="float" office:value="6" calcext:value-type="float">
            <text:p>6</text:p>
          </table:table-cell>
          <table:table-cell table:formula="of:= COMBIN([.B40];[.C40]) * COMBIN([.A40]-[.B40];[.B40]-[.C40]) / COMBIN([.A40];[.B40])" office:value-type="float" office:value="0.00236994699761838" calcext:value-type="float">
            <text:p>0.002369947</text:p>
          </table:table-cell>
          <table:table-cell table:formula="of:= COMBIN([.A40];[.B40]) / (COMBIN([.B40];[.C40]) * COMBIN([.A40]-[.B40];[.B40]-[.C40]))" office:value-type="float" office:value="421.950364714876" calcext:value-type="float">
            <text:p>421.9503647149</text:p>
          </table:table-cell>
          <table:table-cell office:value-type="float" office:value="1000" calcext:value-type="float">
            <text:p>1000</text:p>
          </table:table-cell>
          <table:table-cell table:formula="of:=100*[.D40]*[.F40]" office:value-type="float" office:value="236.994699761838" calcext:value-type="float">
            <text:p>236.99</text:p>
          </table:table-cell>
          <table:table-cell/>
          <table:table-cell table:style-name="Default" table:number-columns-repeated="3"/>
          <table:table-cell table:number-columns-repeated="4"/>
        </table:table-row>
        <table:table-row table:style-name="ro1">
          <table:table-cell office:value-type="float" office:value="48" calcext:value-type="float">
            <text:p>48</text:p>
          </table:table-cell>
          <table:table-cell office:value-type="float" office:value="11" calcext:value-type="float">
            <text:p>11</text:p>
          </table:table-cell>
          <table:table-cell office:value-type="float" office:value="6" calcext:value-type="float">
            <text:p>6</text:p>
          </table:table-cell>
          <table:table-cell table:formula="of:= COMBIN([.B41];[.C41]) * COMBIN([.A41]-[.B41];[.B41]-[.C41]) / COMBIN([.A41];[.B41])" office:value-type="float" office:value="0.0089127075980794" calcext:value-type="float">
            <text:p>0.0089127076</text:p>
          </table:table-cell>
          <table:table-cell table:formula="of:= COMBIN([.A41];[.B41]) / (COMBIN([.B41];[.C41]) * COMBIN([.A41]-[.B41];[.B41]-[.C41]))" office:value-type="float" office:value="112.199350084759" calcext:value-type="float">
            <text:p>112.1993500848</text:p>
          </table:table-cell>
          <table:table-cell office:value-type="float" office:value="500" calcext:value-type="float">
            <text:p>500</text:p>
          </table:table-cell>
          <table:table-cell table:formula="of:=100*[.D41]*[.F41]" office:value-type="float" office:value="445.63537990397" calcext:value-type="float">
            <text:p>445.64</text:p>
          </table:table-cell>
          <table:table-cell/>
          <table:table-cell table:style-name="ce8" office:value-type="string" calcext:value-type="string" table:number-columns-spanned="3" table:number-rows-spanned="1">
            <text:p>Sum of First Five Balls Under 142.5</text:p>
          </table:table-cell>
          <table:covered-table-cell table:number-columns-repeated="2"/>
          <table:table-cell table:number-columns-repeated="4"/>
        </table:table-row>
        <table:table-row table:style-name="ro1">
          <table:table-cell office:value-type="float" office:value="48" calcext:value-type="float">
            <text:p>48</text:p>
          </table:table-cell>
          <table:table-cell office:value-type="float" office:value="12" calcext:value-type="float">
            <text:p>12</text:p>
          </table:table-cell>
          <table:table-cell office:value-type="float" office:value="6" calcext:value-type="float">
            <text:p>6</text:p>
          </table:table-cell>
          <table:table-cell table:formula="of:= COMBIN([.B42];[.C42]) * COMBIN([.A42]-[.B42];[.B42]-[.C42]) / COMBIN([.A42];[.B42])" office:value-type="float" office:value="0.0258331802404522" calcext:value-type="float">
            <text:p>0.0258331802</text:p>
          </table:table-cell>
          <table:table-cell table:formula="of:= COMBIN([.A42];[.B42]) / (COMBIN([.B42];[.C42]) * COMBIN([.A42]-[.B42];[.B42]-[.C42]))" office:value-type="float" office:value="38.7099068210773" calcext:value-type="float">
            <text:p>38.7099068211</text:p>
          </table:table-cell>
          <table:table-cell office:value-type="float" office:value="300" calcext:value-type="float">
            <text:p>300</text:p>
          </table:table-cell>
          <table:table-cell table:formula="of:=100*[.D42]*[.F42]" office:value-type="float" office:value="774.995407213566" calcext:value-type="float">
            <text:p>775.00</text:p>
          </table:table-cell>
          <table:table-cell table:number-columns-repeated="8"/>
        </table:table-row>
        <table:table-row table:style-name="ro1">
          <table:table-cell office:value-type="float" office:value="48" calcext:value-type="float">
            <text:p>48</text:p>
          </table:table-cell>
          <table:table-cell office:value-type="float" office:value="13" calcext:value-type="float">
            <text:p>13</text:p>
          </table:table-cell>
          <table:table-cell office:value-type="float" office:value="6" calcext:value-type="float">
            <text:p>6</text:p>
          </table:table-cell>
          <table:table-cell table:formula="of:= COMBIN([.B43];[.C43]) * COMBIN([.A43]-[.B43];[.B43]-[.C43]) / COMBIN([.A43];[.B43])" office:value-type="float" office:value="0.0598112322177136" calcext:value-type="float">
            <text:p>0.0598112322</text:p>
          </table:table-cell>
          <table:table-cell table:formula="of:= COMBIN([.A43];[.B43]) / (COMBIN([.B43];[.C43]) * COMBIN([.A43]-[.B43];[.B43]-[.C43]))" office:value-type="float" office:value="16.7192676512664" calcext:value-type="float">
            <text:p>16.7192676513</text:p>
          </table:table-cell>
          <table:table-cell office:value-type="float" office:value="200" calcext:value-type="float">
            <text:p>200</text:p>
          </table:table-cell>
          <table:table-cell table:formula="of:=100*[.D43]*[.F43]" office:value-type="float" office:value="1196.22464435427" calcext:value-type="float">
            <text:p>1196.22</text:p>
          </table:table-cell>
          <table:table-cell/>
          <table:table-cell office:value-type="string" calcext:value-type="string">
            <text:p>Probability</text:p>
          </table:table-cell>
          <table:table-cell office:value-type="string" calcext:value-type="string">
            <text:p>Odds</text:p>
          </table:table-cell>
          <table:table-cell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14" calcext:value-type="float">
            <text:p>14</text:p>
          </table:table-cell>
          <table:table-cell office:value-type="float" office:value="6" calcext:value-type="float">
            <text:p>6</text:p>
          </table:table-cell>
          <table:table-cell table:formula="of:= COMBIN([.B44];[.C44]) * COMBIN([.A44]-[.B44];[.B44]-[.C44]) / COMBIN([.A44];[.B44])" office:value-type="float" office:value="0.113043228891479" calcext:value-type="float">
            <text:p>0.1130432289</text:p>
          </table:table-cell>
          <table:table-cell table:formula="of:= COMBIN([.A44];[.B44]) / (COMBIN([.B44];[.C44]) * COMBIN([.A44]-[.B44];[.B44]-[.C44]))" office:value-type="float" office:value="8.8461733604584" calcext:value-type="float">
            <text:p>8.8461733605</text:p>
          </table:table-cell>
          <table:table-cell office:value-type="float" office:value="100" calcext:value-type="float">
            <text:p>100</text:p>
          </table:table-cell>
          <table:table-cell table:formula="of:=100*[.D44]*[.F44]" office:value-type="float" office:value="1130.43228891479" calcext:value-type="float">
            <text:p>1130.43</text:p>
          </table:table-cell>
          <table:table-cell/>
          <table:table-cell table:style-name="ce7" office:value-type="float" office:value="0" calcext:value-type="float">
            <text:p>0</text:p>
          </table:table-cell>
          <table:table-cell office:value-type="float" office:value="1.25" calcext:value-type="float">
            <text:p>1.25</text:p>
          </table:table-cell>
          <table:table-cell table:style-name="ce5" table:formula="of:=100*[.I44]*[.J44]" office:value-type="float" office:value="0" calcext:value-type="float">
            <text:p>0.00</text:p>
          </table:table-cell>
          <table:table-cell table:number-columns-repeated="4"/>
        </table:table-row>
        <table:table-row table:style-name="ro1">
          <table:table-cell office:value-type="float" office:value="48" calcext:value-type="float">
            <text:p>48</text:p>
          </table:table-cell>
          <table:table-cell office:value-type="float" office:value="15" calcext:value-type="float">
            <text:p>15</text:p>
          </table:table-cell>
          <table:table-cell office:value-type="float" office:value="6" calcext:value-type="float">
            <text:p>6</text:p>
          </table:table-cell>
          <table:table-cell table:formula="of:= COMBIN([.B45];[.C45]) * COMBIN([.A45]-[.B45];[.B45]-[.C45]) / COMBIN([.A45];[.B45])" office:value-type="float" office:value="0.176562136628847" calcext:value-type="float">
            <text:p>0.1765621366</text:p>
          </table:table-cell>
          <table:table-cell table:formula="of:= COMBIN([.A45];[.B45]) / (COMBIN([.B45];[.C45]) * COMBIN([.A45]-[.B45];[.B45]-[.C45]))" office:value-type="float" office:value="5.6637284702898" calcext:value-type="float">
            <text:p>5.6637284703</text:p>
          </table:table-cell>
          <table:table-cell office:value-type="float" office:value="90" calcext:value-type="float">
            <text:p>90</text:p>
          </table:table-cell>
          <table:table-cell table:formula="of:=100*[.D45]*[.F45]" office:value-type="float" office:value="1589.05922965963" calcext:value-type="float">
            <text:p>1589.06</text:p>
          </table:table-cell>
          <table:table-cell/>
          <table:table-cell table:style-name="Default" table:number-columns-repeated="3"/>
          <table:table-cell table:number-columns-repeated="4"/>
        </table:table-row>
        <table:table-row table:style-name="ro1">
          <table:table-cell office:value-type="float" office:value="48" calcext:value-type="float">
            <text:p>48</text:p>
          </table:table-cell>
          <table:table-cell office:value-type="float" office:value="16" calcext:value-type="float">
            <text:p>16</text:p>
          </table:table-cell>
          <table:table-cell office:value-type="float" office:value="6" calcext:value-type="float">
            <text:p>6</text:p>
          </table:table-cell>
          <table:table-cell table:formula="of:= COMBIN([.B46];[.C46]) * COMBIN([.A46]-[.B46];[.B46]-[.C46]) / COMBIN([.A46];[.B46])" office:value-type="float" office:value="0.229112476136783" calcext:value-type="float">
            <text:p>0.2291124761</text:p>
          </table:table-cell>
          <table:table-cell table:formula="of:= COMBIN([.A46];[.B46]) / (COMBIN([.B46];[.C46]) * COMBIN([.A46]-[.B46];[.B46]-[.C46]))" office:value-type="float" office:value="4.36466846704143" calcext:value-type="float">
            <text:p>4.364668467</text:p>
          </table:table-cell>
          <table:table-cell office:value-type="float" office:value="80" calcext:value-type="float">
            <text:p>80</text:p>
          </table:table-cell>
          <table:table-cell table:formula="of:=100*[.D46]*[.F46]" office:value-type="float" office:value="1832.89980909427" calcext:value-type="float">
            <text:p>1832.90</text:p>
          </table:table-cell>
          <table:table-cell/>
          <table:table-cell table:style-name="ce1" office:value-type="string" calcext:value-type="string" table:number-columns-spanned="3" table:number-rows-spanned="1">
            <text:p>First Five Balls More Even</text:p>
          </table:table-cell>
          <table:covered-table-cell table:number-columns-repeated="2"/>
          <table:table-cell table:number-columns-repeated="4"/>
        </table:table-row>
        <table:table-row table:style-name="ro1">
          <table:table-cell office:value-type="float" office:value="48" calcext:value-type="float">
            <text:p>48</text:p>
          </table:table-cell>
          <table:table-cell office:value-type="float" office:value="17" calcext:value-type="float">
            <text:p>17</text:p>
          </table:table-cell>
          <table:table-cell office:value-type="float" office:value="6" calcext:value-type="float">
            <text:p>6</text:p>
          </table:table-cell>
          <table:table-cell table:formula="of:= COMBIN([.B47];[.C47]) * COMBIN([.A47]-[.B47];[.B47]-[.C47]) / COMBIN([.A47];[.B47])" office:value-type="float" office:value="0.246889846888164" calcext:value-type="float">
            <text:p>0.2468898469</text:p>
          </table:table-cell>
          <table:table-cell table:formula="of:= COMBIN([.A47];[.B47]) / (COMBIN([.B47];[.C47]) * COMBIN([.A47]-[.B47];[.B47]-[.C47]))" office:value-type="float" office:value="4.05038932383874" calcext:value-type="float">
            <text:p>4.0503893238</text:p>
          </table:table-cell>
          <table:table-cell office:value-type="float" office:value="70" calcext:value-type="float">
            <text:p>70</text:p>
          </table:table-cell>
          <table:table-cell table:formula="of:=100*[.D47]*[.F47]" office:value-type="float" office:value="1728.22892821715" calcext:value-type="float">
            <text:p>1728.23</text:p>
          </table:table-cell>
          <table:table-cell table:number-columns-repeated="8"/>
        </table:table-row>
        <table:table-row table:style-name="ro1">
          <table:table-cell office:value-type="float" office:value="48" calcext:value-type="float">
            <text:p>48</text:p>
          </table:table-cell>
          <table:table-cell office:value-type="float" office:value="18" calcext:value-type="float">
            <text:p>18</text:p>
          </table:table-cell>
          <table:table-cell office:value-type="float" office:value="6" calcext:value-type="float">
            <text:p>6</text:p>
          </table:table-cell>
          <table:table-cell table:formula="of:= COMBIN([.B48];[.C48]) * COMBIN([.A48]-[.B48];[.B48]-[.C48]) / COMBIN([.A48];[.B48])" office:value-type="float" office:value="0.219657460030572" calcext:value-type="float">
            <text:p>0.21965746</text:p>
          </table:table-cell>
          <table:table-cell table:formula="of:= COMBIN([.A48];[.B48]) / (COMBIN([.B48];[.C48]) * COMBIN([.A48]-[.B48];[.B48]-[.C48]))" office:value-type="float" office:value="4.55254285404565" calcext:value-type="float">
            <text:p>4.552542854</text:p>
          </table:table-cell>
          <table:table-cell office:value-type="float" office:value="60" calcext:value-type="float">
            <text:p>60</text:p>
          </table:table-cell>
          <table:table-cell table:formula="of:=100*[.D48]*[.F48]" office:value-type="float" office:value="1317.94476018343" calcext:value-type="float">
            <text:p>1317.94</text:p>
          </table:table-cell>
          <table:table-cell/>
          <table:table-cell office:value-type="string" calcext:value-type="string">
            <text:p>Probability</text:p>
          </table:table-cell>
          <table:table-cell office:value-type="string" calcext:value-type="string">
            <text:p>Odds</text:p>
          </table:table-cell>
          <table:table-cell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19" calcext:value-type="float">
            <text:p>19</text:p>
          </table:table-cell>
          <table:table-cell office:value-type="float" office:value="6" calcext:value-type="float">
            <text:p>6</text:p>
          </table:table-cell>
          <table:table-cell table:formula="of:= COMBIN([.B49];[.C49]) * COMBIN([.A49]-[.B49];[.B49]-[.C49]) / COMBIN([.A49];[.B49])" office:value-type="float" office:value="0.159531104403269" calcext:value-type="float">
            <text:p>0.1595311044</text:p>
          </table:table-cell>
          <table:table-cell table:formula="of:= COMBIN([.A49];[.B49]) / (COMBIN([.B49];[.C49]) * COMBIN([.A49]-[.B49];[.B49]-[.C49]))" office:value-type="float" office:value="6.26837006952677" calcext:value-type="float">
            <text:p>6.2683700695</text:p>
          </table:table-cell>
          <table:table-cell office:value-type="float" office:value="50" calcext:value-type="float">
            <text:p>50</text:p>
          </table:table-cell>
          <table:table-cell table:formula="of:=100*[.D49]*[.F49]" office:value-type="float" office:value="797.655522016344" calcext:value-type="float">
            <text:p>797.66</text:p>
          </table:table-cell>
          <table:table-cell/>
          <table:table-cell office:value-type="float" office:value="0.5" calcext:value-type="float">
            <text:p>0.5</text:p>
          </table:table-cell>
          <table:table-cell office:value-type="float" office:value="1.85" calcext:value-type="float">
            <text:p>1.85</text:p>
          </table:table-cell>
          <table:table-cell table:style-name="ce5" table:formula="of:=100*[.I49]*[.J49]" office:value-type="float" office:value="92.5" calcext:value-type="float">
            <text:p>92.50</text:p>
          </table:table-cell>
          <table:table-cell table:number-columns-repeated="4"/>
        </table:table-row>
        <table:table-row table:style-name="ro1">
          <table:table-cell office:value-type="float" office:value="48" calcext:value-type="float">
            <text:p>48</text:p>
          </table:table-cell>
          <table:table-cell office:value-type="float" office:value="20" calcext:value-type="float">
            <text:p>20</text:p>
          </table:table-cell>
          <table:table-cell office:value-type="float" office:value="6" calcext:value-type="float">
            <text:p>6</text:p>
          </table:table-cell>
          <table:table-cell table:formula="of:= COMBIN([.B50];[.C50]) * COMBIN([.A50]-[.B50];[.B50]-[.C50]) / COMBIN([.A50];[.B50])" office:value-type="float" office:value="0.0929104444582119" calcext:value-type="float">
            <text:p>0.0929104445</text:p>
          </table:table-cell>
          <table:table-cell table:formula="of:= COMBIN([.A50];[.B50]) / (COMBIN([.B50];[.C50]) * COMBIN([.A50]-[.B50];[.B50]-[.C50]))" office:value-type="float" office:value="10.7630525914637" calcext:value-type="float">
            <text:p>10.7630525915</text:p>
          </table:table-cell>
          <table:table-cell office:value-type="float" office:value="40" calcext:value-type="float">
            <text:p>40</text:p>
          </table:table-cell>
          <table:table-cell table:formula="of:=100*[.D50]*[.F50]" office:value-type="float" office:value="371.641777832848" calcext:value-type="float">
            <text:p>371.64</text:p>
          </table:table-cell>
          <table:table-cell/>
          <table:table-cell table:style-name="Default" table:number-columns-repeated="3"/>
          <table:table-cell table:number-columns-repeated="4"/>
        </table:table-row>
        <table:table-row table:style-name="ro1">
          <table:table-cell office:value-type="float" office:value="48" calcext:value-type="float">
            <text:p>48</text:p>
          </table:table-cell>
          <table:table-cell office:value-type="float" office:value="21" calcext:value-type="float">
            <text:p>21</text:p>
          </table:table-cell>
          <table:table-cell office:value-type="float" office:value="6" calcext:value-type="float">
            <text:p>6</text:p>
          </table:table-cell>
          <table:table-cell table:formula="of:= COMBIN([.B51];[.C51]) * COMBIN([.A51]-[.B51];[.B51]-[.C51]) / COMBIN([.A51];[.B51])" office:value-type="float" office:value="0.0422742522284864" calcext:value-type="float">
            <text:p>0.0422742522</text:p>
          </table:table-cell>
          <table:table-cell table:formula="of:= COMBIN([.A51];[.B51]) / (COMBIN([.B51];[.C51]) * COMBIN([.A51]-[.B51];[.B51]-[.C51]))" office:value-type="float" office:value="23.6550606405795" calcext:value-type="float">
            <text:p>23.6550606406</text:p>
          </table:table-cell>
          <table:table-cell office:value-type="float" office:value="30" calcext:value-type="float">
            <text:p>30</text:p>
          </table:table-cell>
          <table:table-cell table:formula="of:=100*[.D51]*[.F51]" office:value-type="float" office:value="126.822756685459" calcext:value-type="float">
            <text:p>126.82</text:p>
          </table:table-cell>
          <table:table-cell/>
          <table:table-cell table:style-name="ce1" office:value-type="string" calcext:value-type="string" table:number-columns-spanned="3" table:number-rows-spanned="1">
            <text:p>First Five Balls More Odd</text:p>
          </table:table-cell>
          <table:covered-table-cell table:number-columns-repeated="2"/>
          <table:table-cell table:number-columns-repeated="4"/>
        </table:table-row>
        <table:table-row table:style-name="ro1">
          <table:table-cell office:value-type="float" office:value="48" calcext:value-type="float">
            <text:p>48</text:p>
          </table:table-cell>
          <table:table-cell office:value-type="float" office:value="22" calcext:value-type="float">
            <text:p>22</text:p>
          </table:table-cell>
          <table:table-cell office:value-type="float" office:value="6" calcext:value-type="float">
            <text:p>6</text:p>
          </table:table-cell>
          <table:table-cell table:formula="of:= COMBIN([.B52];[.C52]) * COMBIN([.A52]-[.B52];[.B52]-[.C52]) / COMBIN([.A52];[.B52])" office:value-type="float" office:value="0.0144719726636099" calcext:value-type="float">
            <text:p>0.0144719727</text:p>
          </table:table-cell>
          <table:table-cell table:formula="of:= COMBIN([.A52];[.B52]) / (COMBIN([.B52];[.C52]) * COMBIN([.A52]-[.B52];[.B52]-[.C52]))" office:value-type="float" office:value="69.0990802183119" calcext:value-type="float">
            <text:p>69.0990802183</text:p>
          </table:table-cell>
          <table:table-cell office:value-type="float" office:value="25" calcext:value-type="float">
            <text:p>25</text:p>
          </table:table-cell>
          <table:table-cell table:formula="of:=100*[.D52]*[.F52]" office:value-type="float" office:value="36.1799316590248" calcext:value-type="float">
            <text:p>36.18</text:p>
          </table:table-cell>
          <table:table-cell table:number-columns-repeated="8"/>
        </table:table-row>
        <table:table-row table:style-name="ro1">
          <table:table-cell office:value-type="float" office:value="48" calcext:value-type="float">
            <text:p>48</text:p>
          </table:table-cell>
          <table:table-cell office:value-type="float" office:value="23" calcext:value-type="float">
            <text:p>23</text:p>
          </table:table-cell>
          <table:table-cell office:value-type="float" office:value="6" calcext:value-type="float">
            <text:p>6</text:p>
          </table:table-cell>
          <table:table-cell table:formula="of:= COMBIN([.B53];[.C53]) * COMBIN([.A53]-[.B53];[.B53]-[.C53]) / COMBIN([.A53];[.B53])" office:value-type="float" office:value="0.00352680441900488" calcext:value-type="float">
            <text:p>0.0035268044</text:p>
          </table:table-cell>
          <table:table-cell table:formula="of:= COMBIN([.A53];[.B53]) / (COMBIN([.B53];[.C53]) * COMBIN([.A53]-[.B53];[.B53]-[.C53]))" office:value-type="float" office:value="283.542799995175" calcext:value-type="float">
            <text:p>283.5427999952</text:p>
          </table:table-cell>
          <table:table-cell office:value-type="float" office:value="20" calcext:value-type="float">
            <text:p>20</text:p>
          </table:table-cell>
          <table:table-cell table:formula="of:=100*[.D53]*[.F53]" office:value-type="float" office:value="7.05360883800975" calcext:value-type="float">
            <text:p>7.05</text:p>
          </table:table-cell>
          <table:table-cell/>
          <table:table-cell office:value-type="string" calcext:value-type="string">
            <text:p>Probability</text:p>
          </table:table-cell>
          <table:table-cell office:value-type="string" calcext:value-type="string">
            <text:p>Odds</text:p>
          </table:table-cell>
          <table:table-cell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24" calcext:value-type="float">
            <text:p>24</text:p>
          </table:table-cell>
          <table:table-cell office:value-type="float" office:value="6" calcext:value-type="float">
            <text:p>6</text:p>
          </table:table-cell>
          <table:table-cell table:formula="of:= COMBIN([.B54];[.C54]) * COMBIN([.A54]-[.B54];[.B54]-[.C54]) / COMBIN([.A54];[.B54])" office:value-type="float" office:value="0.00056178075723171" calcext:value-type="float">
            <text:p>0.0005617808</text:p>
          </table:table-cell>
          <table:table-cell table:formula="of:= COMBIN([.A54];[.B54]) / (COMBIN([.B54];[.C54]) * COMBIN([.A54]-[.B54];[.B54]-[.C54]))" office:value-type="float" office:value="1780.05385041614" calcext:value-type="float">
            <text:p>1780.0538504161</text:p>
          </table:table-cell>
          <table:table-cell office:value-type="float" office:value="15" calcext:value-type="float">
            <text:p>15</text:p>
          </table:table-cell>
          <table:table-cell table:formula="of:=100*[.D54]*[.F54]" office:value-type="float" office:value="0.842671135847565" calcext:value-type="float">
            <text:p>0.84</text:p>
          </table:table-cell>
          <table:table-cell/>
          <table:table-cell office:value-type="float" office:value="0.5" calcext:value-type="float">
            <text:p>0.5</text:p>
          </table:table-cell>
          <table:table-cell office:value-type="float" office:value="1.85" calcext:value-type="float">
            <text:p>1.85</text:p>
          </table:table-cell>
          <table:table-cell table:style-name="ce5" table:formula="of:=100*[.I54]*[.J54]" office:value-type="float" office:value="92.5" calcext:value-type="float">
            <text:p>92.50</text:p>
          </table:table-cell>
          <table:table-cell table:number-columns-repeated="4"/>
        </table:table-row>
        <table:table-row table:style-name="ro1">
          <table:table-cell office:value-type="float" office:value="48" calcext:value-type="float">
            <text:p>48</text:p>
          </table:table-cell>
          <table:table-cell office:value-type="float" office:value="25" calcext:value-type="float">
            <text:p>25</text:p>
          </table:table-cell>
          <table:table-cell office:value-type="float" office:value="6" calcext:value-type="float">
            <text:p>6</text:p>
          </table:table-cell>
          <table:table-cell table:formula="of:= COMBIN([.B55];[.C55]) * COMBIN([.A55]-[.B55];[.B55]-[.C55]) / COMBIN([.A55];[.B55])" office:value-type="float" office:value="0.0000506568809542098" calcext:value-type="float">
            <text:p>5.06568809542098E-05</text:p>
          </table:table-cell>
          <table:table-cell table:formula="of:= COMBIN([.A55];[.B55]) / (COMBIN([.B55];[.C55]) * COMBIN([.A55]-[.B55];[.B55]-[.C55]))" office:value-type="float" office:value="19740.654796807" calcext:value-type="float">
            <text:p>19740.654796807</text:p>
          </table:table-cell>
          <table:table-cell office:value-type="float" office:value="10" calcext:value-type="float">
            <text:p>10</text:p>
          </table:table-cell>
          <table:table-cell table:formula="of:=100*[.D55]*[.F55]" office:value-type="float" office:value="0.0506568809542098" calcext:value-type="float">
            <text:p>0.05</text:p>
          </table:table-cell>
          <table:table-cell/>
          <table:table-cell table:style-name="Default" table:number-columns-repeated="3"/>
          <table:table-cell table:number-columns-repeated="4"/>
        </table:table-row>
        <table:table-row table:style-name="ro1">
          <table:table-cell office:value-type="float" office:value="48" calcext:value-type="float">
            <text:p>48</text:p>
          </table:table-cell>
          <table:table-cell office:value-type="float" office:value="26" calcext:value-type="float">
            <text:p>26</text:p>
          </table:table-cell>
          <table:table-cell office:value-type="float" office:value="6" calcext:value-type="float">
            <text:p>6</text:p>
          </table:table-cell>
          <table:table-cell table:formula="of:= COMBIN([.B56];[.C56]) * COMBIN([.A56]-[.B56];[.B56]-[.C56]) / COMBIN([.A56];[.B56])" office:value-type="float" office:value="0.00000194200670274362" calcext:value-type="float">
            <text:p>0.000001942</text:p>
          </table:table-cell>
          <table:table-cell table:formula="of:= COMBIN([.A56];[.B56]) / (COMBIN([.B56];[.C56]) * COMBIN([.A56]-[.B56];[.B56]-[.C56]))" office:value-type="float" office:value="514931.281435448" calcext:value-type="float">
            <text:p>514931.281435448</text:p>
          </table:table-cell>
          <table:table-cell office:value-type="float" office:value="9" calcext:value-type="float">
            <text:p>9</text:p>
          </table:table-cell>
          <table:table-cell table:formula="of:=100*[.D56]*[.F56]" office:value-type="float" office:value="0.00174780603246926" calcext:value-type="float">
            <text:p>0.00</text:p>
          </table:table-cell>
          <table:table-cell/>
          <table:table-cell table:style-name="Default" table:number-columns-repeated="3"/>
          <table:table-cell table:number-columns-repeated="4"/>
        </table:table-row>
        <table:table-row table:style-name="ro1">
          <table:table-cell office:value-type="float" office:value="48" calcext:value-type="float">
            <text:p>48</text:p>
          </table:table-cell>
          <table:table-cell office:value-type="float" office:value="27" calcext:value-type="float">
            <text:p>27</text:p>
          </table:table-cell>
          <table:table-cell office:value-type="float" office:value="6" calcext:value-type="float">
            <text:p>6</text:p>
          </table:table-cell>
          <table:table-cell table:formula="of:= COMBIN([.B57];[.C57]) * COMBIN([.A57]-[.B57];[.B57]-[.C57]) / COMBIN([.A57];[.B57])" office:value-type="float" office:value="0.0000000132655205702676" calcext:value-type="float">
            <text:p>1.32655205702676E-08</text:p>
          </table:table-cell>
          <table:table-cell table:formula="of:= COMBIN([.A57];[.B57]) / (COMBIN([.B57];[.C57]) * COMBIN([.A57]-[.B57];[.B57]-[.C57]))" office:value-type="float" office:value="75383396.7316239" calcext:value-type="float">
            <text:p>75383396.7316239</text:p>
          </table:table-cell>
          <table:table-cell office:value-type="float" office:value="8" calcext:value-type="float">
            <text:p>8</text:p>
          </table:table-cell>
          <table:table-cell table:formula="of:=100*[.D57]*[.F57]" office:value-type="float" office:value="0.0000106124164562141" calcext:value-type="float">
            <text:p>0.00</text:p>
          </table:table-cell>
          <table:table-cell/>
          <table:table-cell table:style-name="Default" table:number-columns-repeated="3"/>
          <table:table-cell table:number-columns-repeated="4"/>
        </table:table-row>
        <table:table-row table:style-name="ro1">
          <table:table-cell office:value-type="float" office:value="48" calcext:value-type="float">
            <text:p>48</text:p>
          </table:table-cell>
          <table:table-cell office:value-type="float" office:value="28" calcext:value-type="float">
            <text:p>28</text:p>
          </table:table-cell>
          <table:table-cell office:value-type="float" office:value="6" calcext:value-type="float">
            <text:p>6</text:p>
          </table:table-cell>
          <table:table-cell table:formula="of:= COMBIN([.B58];[.C58]) * COMBIN([.A58]-[.B58];[.B58]-[.C58]) / COMBIN([.A58];[.B58])" office:value-type="string" office:string-value="" calcext:value-type="error">
            <text:p>Err:502</text:p>
          </table:table-cell>
          <table:table-cell table:formula="of:= COMBIN([.A58];[.B58]) / (COMBIN([.B58];[.C58]) * COMBIN([.A58]-[.B58];[.B58]-[.C58]))" office:value-type="string" office:string-value="" calcext:value-type="error">
            <text:p>Err:502</text:p>
          </table:table-cell>
          <table:table-cell office:value-type="float" office:value="7" calcext:value-type="float">
            <text:p>7</text:p>
          </table:table-cell>
          <table:table-cell table:formula="of:=100*[.D58]*[.F58]" office:value-type="string" office:string-value="" calcext:value-type="error">
            <text:p>Err:502</text:p>
          </table:table-cell>
          <table:table-cell/>
          <table:table-cell table:style-name="Default" table:number-columns-repeated="3"/>
          <table:table-cell table:number-columns-repeated="4"/>
        </table:table-row>
        <table:table-row table:style-name="ro1">
          <table:table-cell office:value-type="float" office:value="48" calcext:value-type="float">
            <text:p>48</text:p>
          </table:table-cell>
          <table:table-cell office:value-type="float" office:value="29" calcext:value-type="float">
            <text:p>29</text:p>
          </table:table-cell>
          <table:table-cell office:value-type="float" office:value="6" calcext:value-type="float">
            <text:p>6</text:p>
          </table:table-cell>
          <table:table-cell table:formula="of:= COMBIN([.B59];[.C59]) * COMBIN([.A59]-[.B59];[.B59]-[.C59]) / COMBIN([.A59];[.B59])" office:value-type="string" office:string-value="" calcext:value-type="error">
            <text:p>Err:502</text:p>
          </table:table-cell>
          <table:table-cell table:formula="of:= COMBIN([.A59];[.B59]) / (COMBIN([.B59];[.C59]) * COMBIN([.A59]-[.B59];[.B59]-[.C59]))" office:value-type="string" office:string-value="" calcext:value-type="error">
            <text:p>Err:502</text:p>
          </table:table-cell>
          <table:table-cell office:value-type="float" office:value="6" calcext:value-type="float">
            <text:p>6</text:p>
          </table:table-cell>
          <table:table-cell table:formula="of:=100*[.D59]*[.F59]" office:value-type="string" office:string-value="" calcext:value-type="error">
            <text:p>Err:502</text:p>
          </table:table-cell>
          <table:table-cell/>
          <table:table-cell table:style-name="Default" table:number-columns-repeated="3"/>
          <table:table-cell table:number-columns-repeated="4"/>
        </table:table-row>
        <table:table-row table:style-name="ro1">
          <table:table-cell office:value-type="float" office:value="48" calcext:value-type="float">
            <text:p>48</text:p>
          </table:table-cell>
          <table:table-cell office:value-type="float" office:value="30" calcext:value-type="float">
            <text:p>30</text:p>
          </table:table-cell>
          <table:table-cell office:value-type="float" office:value="6" calcext:value-type="float">
            <text:p>6</text:p>
          </table:table-cell>
          <table:table-cell table:formula="of:= COMBIN([.B60];[.C60]) * COMBIN([.A60]-[.B60];[.B60]-[.C60]) / COMBIN([.A60];[.B60])" office:value-type="string" office:string-value="" calcext:value-type="error">
            <text:p>Err:502</text:p>
          </table:table-cell>
          <table:table-cell table:formula="of:= COMBIN([.A60];[.B60]) / (COMBIN([.B60];[.C60]) * COMBIN([.A60]-[.B60];[.B60]-[.C60]))" office:value-type="string" office:string-value="" calcext:value-type="error">
            <text:p>Err:502</text:p>
          </table:table-cell>
          <table:table-cell office:value-type="float" office:value="5" calcext:value-type="float">
            <text:p>5</text:p>
          </table:table-cell>
          <table:table-cell table:formula="of:=100*[.D60]*[.F60]" office:value-type="string" office:string-value="" calcext:value-type="error">
            <text:p>Err:502</text:p>
          </table:table-cell>
          <table:table-cell/>
          <table:table-cell table:style-name="Default" table:number-columns-repeated="3"/>
          <table:table-cell table:number-columns-repeated="4"/>
        </table:table-row>
        <table:table-row table:style-name="ro1">
          <table:table-cell office:value-type="float" office:value="48" calcext:value-type="float">
            <text:p>48</text:p>
          </table:table-cell>
          <table:table-cell office:value-type="float" office:value="31" calcext:value-type="float">
            <text:p>31</text:p>
          </table:table-cell>
          <table:table-cell office:value-type="float" office:value="6" calcext:value-type="float">
            <text:p>6</text:p>
          </table:table-cell>
          <table:table-cell table:formula="of:= COMBIN([.B61];[.C61]) * COMBIN([.A61]-[.B61];[.B61]-[.C61]) / COMBIN([.A61];[.B61])" office:value-type="string" office:string-value="" calcext:value-type="error">
            <text:p>Err:502</text:p>
          </table:table-cell>
          <table:table-cell table:formula="of:= COMBIN([.A61];[.B61]) / (COMBIN([.B61];[.C61]) * COMBIN([.A61]-[.B61];[.B61]-[.C61]))" office:value-type="string" office:string-value="" calcext:value-type="error">
            <text:p>Err:502</text:p>
          </table:table-cell>
          <table:table-cell office:value-type="float" office:value="4" calcext:value-type="float">
            <text:p>4</text:p>
          </table:table-cell>
          <table:table-cell table:formula="of:=100*[.D61]*[.F61]" office:value-type="string" office:string-value="" calcext:value-type="error">
            <text:p>Err:502</text:p>
          </table:table-cell>
          <table:table-cell/>
          <table:table-cell table:style-name="Default" table:number-columns-repeated="3"/>
          <table:table-cell table:number-columns-repeated="4"/>
        </table:table-row>
        <table:table-row table:style-name="ro1">
          <table:table-cell office:value-type="float" office:value="48" calcext:value-type="float">
            <text:p>48</text:p>
          </table:table-cell>
          <table:table-cell office:value-type="float" office:value="32" calcext:value-type="float">
            <text:p>32</text:p>
          </table:table-cell>
          <table:table-cell office:value-type="float" office:value="6" calcext:value-type="float">
            <text:p>6</text:p>
          </table:table-cell>
          <table:table-cell table:formula="of:= COMBIN([.B62];[.C62]) * COMBIN([.A62]-[.B62];[.B62]-[.C62]) / COMBIN([.A62];[.B62])" office:value-type="string" office:string-value="" calcext:value-type="error">
            <text:p>Err:502</text:p>
          </table:table-cell>
          <table:table-cell table:formula="of:= COMBIN([.A62];[.B62]) / (COMBIN([.B62];[.C62]) * COMBIN([.A62]-[.B62];[.B62]-[.C62]))" office:value-type="string" office:string-value="" calcext:value-type="error">
            <text:p>Err:502</text:p>
          </table:table-cell>
          <table:table-cell office:value-type="float" office:value="3" calcext:value-type="float">
            <text:p>3</text:p>
          </table:table-cell>
          <table:table-cell table:formula="of:=100*[.D62]*[.F62]" office:value-type="string" office:string-value="" calcext:value-type="error">
            <text:p>Err:502</text:p>
          </table:table-cell>
          <table:table-cell/>
          <table:table-cell table:style-name="Default" table:number-columns-repeated="3"/>
          <table:table-cell table:number-columns-repeated="4"/>
        </table:table-row>
        <table:table-row table:style-name="ro1">
          <table:table-cell office:value-type="float" office:value="48" calcext:value-type="float">
            <text:p>48</text:p>
          </table:table-cell>
          <table:table-cell office:value-type="float" office:value="33" calcext:value-type="float">
            <text:p>33</text:p>
          </table:table-cell>
          <table:table-cell office:value-type="float" office:value="6" calcext:value-type="float">
            <text:p>6</text:p>
          </table:table-cell>
          <table:table-cell table:formula="of:= COMBIN([.B63];[.C63]) * COMBIN([.A63]-[.B63];[.B63]-[.C63]) / COMBIN([.A63];[.B63])" office:value-type="string" office:string-value="" calcext:value-type="error">
            <text:p>Err:502</text:p>
          </table:table-cell>
          <table:table-cell table:formula="of:= COMBIN([.A63];[.B63]) / (COMBIN([.B63];[.C63]) * COMBIN([.A63]-[.B63];[.B63]-[.C63]))" office:value-type="string" office:string-value="" calcext:value-type="error">
            <text:p>Err:502</text:p>
          </table:table-cell>
          <table:table-cell office:value-type="float" office:value="2" calcext:value-type="float">
            <text:p>2</text:p>
          </table:table-cell>
          <table:table-cell table:formula="of:=100*[.D63]*[.F63]" office:value-type="string" office:string-value="" calcext:value-type="error">
            <text:p>Err:502</text:p>
          </table:table-cell>
          <table:table-cell/>
          <table:table-cell table:style-name="Default" table:number-columns-repeated="3"/>
          <table:table-cell table:number-columns-repeated="4"/>
        </table:table-row>
        <table:table-row table:style-name="ro1">
          <table:table-cell office:value-type="float" office:value="48" calcext:value-type="float">
            <text:p>48</text:p>
          </table:table-cell>
          <table:table-cell office:value-type="float" office:value="34" calcext:value-type="float">
            <text:p>34</text:p>
          </table:table-cell>
          <table:table-cell office:value-type="float" office:value="6" calcext:value-type="float">
            <text:p>6</text:p>
          </table:table-cell>
          <table:table-cell table:formula="of:= COMBIN([.B64];[.C64]) * COMBIN([.A64]-[.B64];[.B64]-[.C64]) / COMBIN([.A64];[.B64])" office:value-type="string" office:string-value="" calcext:value-type="error">
            <text:p>Err:502</text:p>
          </table:table-cell>
          <table:table-cell table:formula="of:= COMBIN([.A64];[.B64]) / (COMBIN([.B64];[.C64]) * COMBIN([.A64]-[.B64];[.B64]-[.C64]))" office:value-type="string" office:string-value="" calcext:value-type="error">
            <text:p>Err:502</text:p>
          </table:table-cell>
          <table:table-cell office:value-type="float" office:value="1.5" calcext:value-type="float">
            <text:p>1.5</text:p>
          </table:table-cell>
          <table:table-cell table:formula="of:=100*[.D64]*[.F64]" office:value-type="string" office:string-value="" calcext:value-type="error">
            <text:p>Err:502</text:p>
          </table:table-cell>
          <table:table-cell/>
          <table:table-cell table:style-name="Default" table:number-columns-repeated="3"/>
          <table:table-cell table:number-columns-repeated="4"/>
        </table:table-row>
        <table:table-row table:style-name="ro1">
          <table:table-cell office:value-type="float" office:value="48" calcext:value-type="float">
            <text:p>48</text:p>
          </table:table-cell>
          <table:table-cell office:value-type="float" office:value="35" calcext:value-type="float">
            <text:p>35</text:p>
          </table:table-cell>
          <table:table-cell office:value-type="float" office:value="6" calcext:value-type="float">
            <text:p>6</text:p>
          </table:table-cell>
          <table:table-cell table:formula="of:= COMBIN([.B65];[.C65]) * COMBIN([.A65]-[.B65];[.B65]-[.C65]) / COMBIN([.A65];[.B65])" office:value-type="string" office:string-value="" calcext:value-type="error">
            <text:p>Err:502</text:p>
          </table:table-cell>
          <table:table-cell table:formula="of:= COMBIN([.A65];[.B65]) / (COMBIN([.B65];[.C65]) * COMBIN([.A65]-[.B65];[.B65]-[.C65]))" office:value-type="string" office:string-value="" calcext:value-type="error">
            <text:p>Err:502</text:p>
          </table:table-cell>
          <table:table-cell office:value-type="float" office:value="1" calcext:value-type="float">
            <text:p>1</text:p>
          </table:table-cell>
          <table:table-cell table:formula="of:=100*[.D65]*[.F65]" office:value-type="string" office:string-value="" calcext:value-type="error">
            <text:p>Err:502</text:p>
          </table:table-cell>
          <table:table-cell/>
          <table:table-cell table:style-name="Default" table:number-columns-repeated="3"/>
          <table:table-cell table:number-columns-repeated="4"/>
        </table:table-row>
      </table:table>
      <table:table table:name="Rules" table:style-name="ta1">
        <table:table-column table:style-name="co8" table:number-columns-repeated="4" table:default-cell-style-name="Default"/>
        <table:table-row table:style-name="ro1">
          <table:table-cell office:value-type="string" calcext:value-type="string">
            <text:p>Lotto 5/48</text:p>
          </table:table-cell>
          <table:table-cell table:number-columns-repeated="3"/>
        </table:table-row>
        <table:table-row table:style-name="ro1">
          <table:table-cell table:number-columns-repeated="4"/>
        </table:table-row>
        <table:table-row table:style-name="ro1">
          <table:table-cell office:value-type="string" calcext:value-type="string">
            <text:p>In game Win (lotto) 5/48 the ticket is winning only if all the played numbers on the ticket are guessed. Players can play a minimum of 1 and maximum of five numbers per ticket.</text:p>
          </table:table-cell>
          <table:table-cell table:number-columns-repeated="3"/>
        </table:table-row>
        <table:table-row table:style-name="ro1">
          <table:table-cell table:number-columns-repeated="4"/>
        </table:table-row>
        <table:table-row table:style-name="ro1">
          <table:table-cell office:value-type="string" calcext:value-type="string">
            <text:p>Odds are:</text:p>
          </table:table-cell>
          <table:table-cell table:number-columns-repeated="3"/>
        </table:table-row>
        <table:table-row table:style-name="ro1">
          <table:table-cell table:number-columns-repeated="4"/>
        </table:table-row>
        <table:table-row table:style-name="ro1">
          <table:table-cell table:style-name="ce10" office:value-type="string" calcext:value-type="string">
            <text:p>1 ball - 8,50</text:p>
          </table:table-cell>
          <table:table-cell table:number-columns-repeated="3"/>
        </table:table-row>
        <table:table-row table:style-name="ro1">
          <table:table-cell office:value-type="string" calcext:value-type="string">
            <text:p>2 balls - 80</text:p>
          </table:table-cell>
          <table:table-cell table:number-columns-repeated="3"/>
        </table:table-row>
        <table:table-row table:style-name="ro1">
          <table:table-cell office:value-type="string" calcext:value-type="string">
            <text:p>3 balls - 1.200</text:p>
          </table:table-cell>
          <table:table-cell table:number-columns-repeated="3"/>
        </table:table-row>
        <table:table-row table:style-name="ro1">
          <table:table-cell office:value-type="string" calcext:value-type="string">
            <text:p>4 balls - 25.000</text:p>
          </table:table-cell>
          <table:table-cell table:number-columns-repeated="3"/>
        </table:table-row>
        <table:table-row table:style-name="ro1">
          <table:table-cell office:value-type="string" calcext:value-type="string">
            <text:p>5 balls - 500.000</text:p>
          </table:table-cell>
          <table:table-cell table:number-columns-repeated="3"/>
        </table:table-row>
        <table:table-row table:style-name="ro1">
          <table:table-cell office:value-type="string" calcext:value-type="string">
            <text:p>Lotto 7/48</text:p>
          </table:table-cell>
          <table:table-cell table:number-columns-repeated="3"/>
        </table:table-row>
        <table:table-row table:style-name="ro1">
          <table:table-cell table:number-columns-repeated="4"/>
        </table:table-row>
        <table:table-row table:style-name="ro1">
          <table:table-cell office:value-type="string" calcext:value-type="string">
            <text:p>In game Win (lotto) 7/48 the ticket is winning only if all the played numbers on the ticket are guessed. Players can play a minimum of 1 and maximum of five numbers per ticket.</text:p>
          </table:table-cell>
          <table:table-cell table:number-columns-repeated="3"/>
        </table:table-row>
        <table:table-row table:style-name="ro1">
          <table:table-cell table:number-columns-repeated="4"/>
        </table:table-row>
        <table:table-row table:style-name="ro1">
          <table:table-cell office:value-type="string" calcext:value-type="string">
            <text:p>Odds are:</text:p>
          </table:table-cell>
          <table:table-cell table:number-columns-repeated="3"/>
        </table:table-row>
        <table:table-row table:style-name="ro1">
          <table:table-cell table:number-columns-repeated="4"/>
        </table:table-row>
        <table:table-row table:style-name="ro1">
          <table:table-cell office:value-type="string" calcext:value-type="string">
            <text:p>1 ball - 5,50</text:p>
          </table:table-cell>
          <table:table-cell table:number-columns-repeated="3"/>
        </table:table-row>
        <table:table-row table:style-name="ro1">
          <table:table-cell office:value-type="string" calcext:value-type="string">
            <text:p>2 balls - 50,00</text:p>
          </table:table-cell>
          <table:table-cell table:number-columns-repeated="3"/>
        </table:table-row>
        <table:table-row table:style-name="ro1">
          <table:table-cell office:value-type="string" calcext:value-type="string">
            <text:p>3 balls - 400</text:p>
          </table:table-cell>
          <table:table-cell table:number-columns-repeated="3"/>
        </table:table-row>
        <table:table-row table:style-name="ro1">
          <table:table-cell office:value-type="string" calcext:value-type="string">
            <text:p>4 balls - 4.500</text:p>
          </table:table-cell>
          <table:table-cell table:number-columns-repeated="3"/>
        </table:table-row>
        <table:table-row table:style-name="ro1">
          <table:table-cell office:value-type="string" calcext:value-type="string">
            <text:p>5 balls - 50.000</text:p>
          </table:table-cell>
          <table:table-cell table:number-columns-repeated="3"/>
        </table:table-row>
        <table:table-row table:style-name="ro1">
          <table:table-cell office:value-type="string" calcext:value-type="string">
            <text:p>Jackpot</text:p>
          </table:table-cell>
          <table:table-cell table:number-columns-repeated="3"/>
        </table:table-row>
        <table:table-row table:style-name="ro1">
          <table:table-cell table:number-columns-repeated="4"/>
        </table:table-row>
        <table:table-row table:style-name="ro1">
          <table:table-cell office:value-type="string" calcext:value-type="string">
            <text:p>In case none of the balls are guessed on a Lucky Six ticket, the ticket stays in play for the Jackpot! Numbers for the Jackpot are the last 6 drawn balls. To win the Jackpot you need to guess 6 numbers on the ticket. The Jackpot amount is shown during the draw.</text:p>
          </table:table-cell>
          <table:table-cell table:number-columns-repeated="3"/>
        </table:table-row>
        <table:table-row table:style-name="ro1">
          <table:table-cell table:number-columns-repeated="4"/>
        </table:table-row>
        <table:table-row table:style-name="ro1">
          <table:table-cell office:value-type="string" calcext:value-type="string">
            <text:p>If there are more winning tickets that won the Jackpot, the winning amount is split with the number of winning tickets.</text:p>
          </table:table-cell>
          <table:table-cell table:number-columns-repeated="3"/>
        </table:table-row>
        <table:table-row table:style-name="ro1">
          <table:table-cell table:number-columns-repeated="4"/>
        </table:table-row>
        <table:table-row table:style-name="ro1">
          <table:table-cell office:value-type="string" calcext:value-type="string">
            <text:p>Special games</text:p>
          </table:table-cell>
          <table:table-cell table:number-columns-repeated="3"/>
        </table:table-row>
        <table:table-row table:style-name="ro1">
          <table:table-cell table:number-columns-repeated="4"/>
        </table:table-row>
        <table:table-row table:style-name="ro1">
          <table:table-cell office:value-type="string" calcext:value-type="string">
            <text:p>Colour of the first ball</text:p>
          </table:table-cell>
          <table:table-cell table:number-columns-repeated="3"/>
        </table:table-row>
        <table:table-row table:style-name="ro1">
          <table:table-cell table:number-columns-repeated="4"/>
        </table:table-row>
        <table:table-row table:style-name="ro1">
          <table:table-cell office:value-type="string" calcext:value-type="string">
            <text:p>Completed colour sets 35/48</text:p>
          </table:table-cell>
          <table:table-cell table:number-columns-repeated="3"/>
        </table:table-row>
        <table:table-row table:style-name="ro1">
          <table:table-cell table:number-columns-repeated="4"/>
        </table:table-row>
        <table:table-row table:style-name="ro1">
          <table:table-cell office:value-type="string" calcext:value-type="string">
            <text:p>First drawn number</text:p>
          </table:table-cell>
          <table:table-cell table:number-columns-repeated="3"/>
        </table:table-row>
        <table:table-row table:style-name="ro1">
          <table:table-cell table:number-columns-repeated="4"/>
        </table:table-row>
        <table:table-row table:style-name="ro1">
          <table:table-cell office:value-type="string" calcext:value-type="string">
            <text:p>Sum of first 5 numbers</text:p>
          </table:table-cell>
          <table:table-cell table:number-columns-repeated="3"/>
        </table:table-row>
        <table:table-row table:style-name="ro1">
          <table:table-cell table:number-columns-repeated="4"/>
        </table:table-row>
        <table:table-row table:style-name="ro1">
          <table:table-cell office:value-type="string" calcext:value-type="string">
            <text:p>First 5 balls, more even or odd</text:p>
          </table:table-cell>
          <table:table-cell table:number-columns-repeated="3"/>
        </table:table-row>
        <table:table-row table:style-name="ro1">
          <table:table-cell table:number-columns-repeated="4"/>
        </table:table-row>
        <table:table-row table:style-name="ro1">
          <table:table-cell office:value-type="string" calcext:value-type="string">
            <text:p>Available bets and odds for special games are visible on the ''Special'' page.</text:p>
          </table:table-cell>
          <table:table-cell table:number-columns-repeated="3"/>
        </table:table-row>
        <table:table-row table:style-name="ro1">
          <table:table-cell table:number-columns-repeated="4"/>
        </table:table-row>
        <table:table-row table:style-name="ro1">
          <table:table-cell office:value-type="string" calcext:value-type="string">
            <text:p>General rules</text:p>
          </table:table-cell>
          <table:table-cell table:number-columns-repeated="3"/>
        </table:table-row>
        <table:table-row table:style-name="ro1">
          <table:table-cell table:number-columns-repeated="4"/>
        </table:table-row>
        <table:table-row table:style-name="ro1">
          <table:table-cell office:value-type="string" calcext:value-type="string">
            <text:p>Draws take place daily every 7-8 minutes with a break for maintenance of the equipment and the system. The operator reserves the right to change time and breaks between draws.</text:p>
          </table:table-cell>
          <table:table-cell table:number-columns-repeated="3"/>
        </table:table-row>
        <table:table-row table:style-name="ro1">
          <table:table-cell table:number-columns-repeated="4"/>
        </table:table-row>
        <table:table-row table:style-name="ro1">
          <table:table-cell office:value-type="string" calcext:value-type="string">
            <text:p>In case of bad Internet connection, longer video loading is possible and you might see results shown on the ticket before you see it on the video feed. The operator is not responsible for problems caused by bad Internet connection. In case of interruption of Internet connection, the video of the draw will be loaded and visible after the reconnection.</text:p>
          </table:table-cell>
          <table:table-cell table:number-columns-repeated="3"/>
        </table:table-row>
        <table:table-row table:style-name="ro1">
          <table:table-cell table:number-columns-repeated="4"/>
        </table:table-row>
        <table:table-row table:style-name="ro1">
          <table:table-cell office:value-type="string" calcext:value-type="string">
            <text:p>In case of technical issues with the machine for drawing the balls, the draws will continue after the issues had been removed.</text:p>
          </table:table-cell>
          <table:table-cell table:number-columns-repeated="3"/>
        </table:table-row>
        <table:table-row table:style-name="ro1">
          <table:table-cell table:number-columns-repeated="4"/>
        </table:table-row>
        <table:table-row table:style-name="ro1">
          <table:table-cell office:value-type="string" calcext:value-type="string">
            <text:p>Working hours: 08:00 - 07:00 CET</text:p>
          </table:table-cell>
          <table:table-cell table:number-columns-repeated="3"/>
        </table:table-row>
        <table:table-row table:style-name="ro1">
          <table:table-cell table:number-columns-repeated="4"/>
        </table:table-row>
        <table:table-row table:style-name="ro1">
          <table:table-cell office:value-type="string" calcext:value-type="string">
            <text:p>Hostess working hours: 14:00 - 02:00 CET</text:p>
          </table:table-cell>
          <table:table-cell table:number-columns-repeated="3"/>
        </table:table-row>
        <table:table-row table:style-name="ro1">
          <table:table-cell table:number-columns-repeated="4"/>
        </table:table-row>
        <table:table-row table:style-name="ro1">
          <table:table-cell office:value-type="string" calcext:value-type="string">
            <text:p>Maximum payout</text:p>
          </table:table-cell>
          <table:table-cell table:number-columns-repeated="3"/>
        </table:table-row>
        <table:table-row table:style-name="ro1">
          <table:table-cell table:number-columns-repeated="4"/>
        </table:table-row>
        <table:table-row table:style-name="ro1">
          <table:table-cell office:value-type="string" calcext:value-type="string">
            <text:p>The win is calculated by multiplying the stake with the according odds. If this mulitplication exceedes the maximum ticket payout, the win will be the same as the maximum payout for the played game.</text:p>
          </table:table-cell>
          <table:table-cell table:number-columns-repeated="3"/>
        </table:table-row>
        <table:table-row table:style-name="ro1">
          <table:table-cell table:number-columns-repeated="4"/>
        </table:table-row>
        <table:table-row table:style-name="ro1">
          <table:table-cell table:style-name="ce10" office:value-type="string" calcext:value-type="string">
            <text:p>Lucky six - maximum payout: 1000.000 EUR</text:p>
          </table:table-cell>
          <table:table-cell table:style-name="ce10" table:number-columns-repeated="3"/>
        </table:table-row>
        <table:table-row table:style-name="ro1">
          <table:table-cell table:number-columns-repeated="4"/>
        </table:table-row>
        <table:table-row table:style-name="ro1">
          <table:table-cell table:style-name="ce10" office:value-type="string" calcext:value-type="string">
            <text:p>Lotto 5/48 - maximum payout: 500.000 EUR</text:p>
          </table:table-cell>
          <table:table-cell table:style-name="ce10" table:number-columns-repeated="3"/>
        </table:table-row>
        <table:table-row table:style-name="ro1">
          <table:table-cell table:number-columns-repeated="4"/>
        </table:table-row>
        <table:table-row table:style-name="ro1">
          <table:table-cell table:style-name="ce10" office:value-type="string" calcext:value-type="string">
            <text:p>Lotto 7/48 - maximum payout: 50.000 EUR</text:p>
          </table:table-cell>
          <table:table-cell table:style-name="ce10" table:number-columns-repeated="3"/>
        </table:table-row>
        <table:table-row table:style-name="ro1">
          <table:table-cell table:number-columns-repeated="4"/>
        </table:table-row>
        <table:table-row table:style-name="ro1">
          <table:table-cell table:style-name="ce10" office:value-type="string" calcext:value-type="string">
            <text:p>Special games - maximum payout: 10.000 EUR</text:p>
          </table:table-cell>
          <table:table-cell table:style-name="ce10" table:number-columns-repeated="3"/>
        </table:table-row>
        <table:table-row table:style-name="ro1">
          <table:table-cell table:number-columns-repeated="4"/>
        </table:table-row>
        <table:table-row table:style-name="ro1">
          <table:table-cell office:value-type="string" calcext:value-type="string">
            <text:p>Dealer tips</text:p>
          </table:table-cell>
          <table:table-cell table:number-columns-repeated="3"/>
        </table:table-row>
        <table:table-row table:style-name="ro1">
          <table:table-cell table:number-columns-repeated="4"/>
        </table:table-row>
        <table:table-row table:style-name="ro1">
          <table:table-cell office:value-type="string" calcext:value-type="string">
            <text:p>Players can give gifts to dealers of their choice. Pick a gift of desired value and give it to the dealer.</text:p>
          </table:table-cell>
          <table:table-cell table:number-columns-repeated="3"/>
        </table:table-row>
        <table:table-row table:style-name="ro1">
          <table:table-cell table:number-columns-repeated="4"/>
        </table:table-row>
        <table:table-row table:style-name="ro1">
          <table:table-cell office:value-type="string" calcext:value-type="string">
            <text:p>The value of gifts goes from 0,50 EUR to 100 EUR. For each of the gifts the value will be show after you choose one of them.</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bg" fo:country="BG"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0T18:35:33.227325000</meta:creation-date>
    <dc:date>2017-07-20T20:14:30.970770000</dc:date>
    <meta:editing-duration>PT1H36M58S</meta:editing-duration>
    <meta:editing-cycles>50</meta:editing-cycles>
    <meta:generator>LibreOffice/5.1.6.2$MacOSX_X86_64 LibreOffice_project/07ac168c60a517dba0f0d7bc7540f5afa45f0909</meta:generator>
    <meta:document-statistic meta:table-count="2" meta:cell-count="523" meta:object-count="0"/>
  </office:meta>
</office:document-meta>
</file>